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Object 10/content.xml" manifest:media-type="text/xml"/>
  <manifest:file-entry manifest:full-path="Object 10/settings.xml" manifest:media-type="text/xml"/>
  <manifest:file-entry manifest:full-path="Object 10/styles.xml" manifest:media-type="text/xml"/>
  <manifest:file-entry manifest:full-path="Object 10/" manifest:version="1.2" manifest:media-type="application/vnd.oasis.opendocument.spreadsheet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styles.xml" manifest:media-type="text/xml"/>
  <manifest:file-entry manifest:full-path="Object 11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 12/content.xml" manifest:media-type="text/xml"/>
  <manifest:file-entry manifest:full-path="Object 12/settings.xml" manifest:media-type="text/xml"/>
  <manifest:file-entry manifest:full-path="Object 12/styles.xml" manifest:media-type="text/xml"/>
  <manifest:file-entry manifest:full-path="Object 12/" manifest:version="1.2" manifest:media-type="application/vnd.oasis.opendocument.spreadsheet"/>
  <manifest:file-entry manifest:full-path="ObjectReplacements/Object 7" manifest:media-type=""/>
  <manifest:file-entry manifest:full-path="ObjectReplacements/Object 1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3" manifest:media-type=""/>
  <manifest:file-entry manifest:full-path="ObjectReplacements/Object 12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Replacements/Object 15" manifest:media-type=""/>
  <manifest:file-entry manifest:full-path="Object 13/content.xml" manifest:media-type="text/xml"/>
  <manifest:file-entry manifest:full-path="Object 13/settings.xml" manifest:media-type="text/xml"/>
  <manifest:file-entry manifest:full-path="Object 13/styles.xml" manifest:media-type="text/xml"/>
  <manifest:file-entry manifest:full-path="Object 13/" manifest:version="1.2" manifest:media-type="application/vnd.oasis.opendocument.spreadsheet"/>
  <manifest:file-entry manifest:full-path="Object 14/content.xml" manifest:media-type="text/xml"/>
  <manifest:file-entry manifest:full-path="Object 14/manifest.rdf" manifest:media-type="application/rdf+xml"/>
  <manifest:file-entry manifest:full-path="Object 14/settings.xml" manifest:media-type="text/xml"/>
  <manifest:file-entry manifest:full-path="Object 14/styles.xml" manifest:media-type="text/xml"/>
  <manifest:file-entry manifest:full-path="Object 14/" manifest:version="1.2" manifest:media-type="application/vnd.oasis.opendocument.spreadsheet"/>
  <manifest:file-entry manifest:full-path="Object 15/content.xml" manifest:media-type="text/xml"/>
  <manifest:file-entry manifest:full-path="Object 15/settings.xml" manifest:media-type="text/xml"/>
  <manifest:file-entry manifest:full-path="Object 15/styles.xml" manifest:media-type="text/xml"/>
  <manifest:file-entry manifest:full-path="Object 15/" manifest:version="1.2" manifest:media-type="application/vnd.oasis.opendocument.spreadsheet"/>
  <manifest:file-entry manifest:full-path="Thumbnails/thumbnail.png" manifest:media-type="image/png"/>
  <manifest:file-entry manifest:full-path="Object 17/content.xml" manifest:media-type="text/xml"/>
  <manifest:file-entry manifest:full-path="Object 17/settings.xml" manifest:media-type="text/xml"/>
  <manifest:file-entry manifest:full-path="Object 17/styles.xml" manifest:media-type="text/xml"/>
  <manifest:file-entry manifest:full-path="Object 17/" manifest:version="1.2" manifest:media-type="application/vnd.oasis.opendocument.spreadsheet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5/content.xml" manifest:media-type="text/xml"/>
  <manifest:file-entry manifest:full-path="Object 5/settings.xml" manifest:media-type="text/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 7/content.xml" manifest:media-type="text/xml"/>
  <manifest:file-entry manifest:full-path="Object 7/settings.xml" manifest:media-type="text/xml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Object 8/content.xml" manifest:media-type="text/xml"/>
  <manifest:file-entry manifest:full-path="Object 8/settings.xml" manifest:media-type="text/xml"/>
  <manifest:file-entry manifest:full-path="Object 8/styles.xml" manifest:media-type="text/xml"/>
  <manifest:file-entry manifest:full-path="Object 8/" manifest:version="1.2" manifest:media-type="application/vnd.oasis.opendocument.spreadsheet"/>
  <manifest:file-entry manifest:full-path="Object 9/content.xml" manifest:media-type="text/xml"/>
  <manifest:file-entry manifest:full-path="Object 9/settings.xml" manifest:media-type="text/xml"/>
  <manifest:file-entry manifest:full-path="Object 9/styles.xml" manifest:media-type="text/xml"/>
  <manifest:file-entry manifest:full-path="Object 9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2" svg:font-family="'Lohit Hindi'"/>
    <style:font-face style:name="Roboto" svg:font-family="Roboto, sans-serif"/>
    <style:font-face style:name="monospace" svg:font-family="monospace"/>
    <style:font-face style:name="DejaVu Sans Mono" svg:font-family="'DejaVu Sans Mono'" style:font-family-generic="modern" style:font-pitch="fixed"/>
    <style:font-face style:name="Lohit Hindi3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文泉驿正黑" svg:font-family="文泉驿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color="#0000ff"/>
    </style:style>
    <style:style style:name="P2" style:family="paragraph" style:parent-style-name="Standard">
      <style:text-properties fo:font-variant="normal" fo:text-transform="none" fo:color="#222222" style:font-name="Roboto" fo:font-size="10.5pt" fo:letter-spacing="normal" fo:font-style="normal" fo:font-weight="normal"/>
    </style:style>
    <style:style style:name="P3" style:family="paragraph" style:parent-style-name="Standard">
      <style:text-properties fo:font-variant="normal" fo:text-transform="none" fo:color="#222222" style:font-name="Liberation Serif" fo:font-size="10.5pt" fo:letter-spacing="normal" fo:font-style="normal" fo:font-weight="normal" style:font-name-asian="Liberation Serif" style:font-size-asian="10.5pt" style:font-size-complex="10.5pt"/>
    </style:style>
    <style:style style:name="P4" style:family="paragraph" style:parent-style-name="Standard">
      <style:text-properties fo:font-variant="normal" fo:text-transform="none" fo:color="#000000" style:font-name="Liberation Serif" fo:font-size="10.5pt" fo:letter-spacing="normal" fo:font-style="normal" fo:font-weight="normal" style:font-name-asian="Liberation Serif" style:font-size-asian="10.5pt" style:font-size-complex="10.5pt"/>
    </style:style>
    <style:style style:name="P5" style:family="paragraph" style:parent-style-name="Standard">
      <style:text-properties fo:font-variant="normal" fo:text-transform="none" fo:color="#000000" style:font-name="文泉驿正黑" fo:font-size="10.5pt" fo:letter-spacing="normal" fo:font-style="normal" fo:font-weight="normal" style:font-name-asian="文泉驿正黑" style:font-size-asian="10.5pt" style:font-size-complex="10.5pt"/>
    </style:style>
    <style:style style:name="P6" style:family="paragraph" style:parent-style-name="Standard">
      <style:text-properties fo:font-size="10.5pt" style:font-size-asian="10.5pt" style:font-size-complex="10.5pt"/>
    </style:style>
    <style:style style:name="P7" style:family="paragraph" style:parent-style-name="Standard">
      <style:text-properties style:font-name="Liberation Serif" fo:font-size="10.5pt" style:font-name-asian="Liberation Serif" style:font-size-asian="10.5pt" style:font-size-complex="10.5pt"/>
    </style:style>
    <style:style style:name="P8" style:family="paragraph" style:parent-style-name="Standard">
      <style:text-properties style:text-outline="false" style:text-line-through-styl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text-properties style:text-outline="false" style:text-line-through-style="none" style:font-name="Liberation Sans" fo:font-size="10.5pt" fo:font-style="normal" fo:text-shadow="none" style:text-underline-style="none" fo:font-weight="normal" style:font-name-asian="Liberation Sans" style:font-size-asian="10.5pt" style:font-style-asian="normal" style:font-weight-asian="normal" style:font-name-complex="Liberation Sans" style:font-size-complex="10.5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text-properties style:language-asian="zh" style:country-asian="CN"/>
    </style:style>
    <style:style style:name="P11" style:family="paragraph" style:parent-style-name="Standard">
      <style:text-properties fo:font-weight="bold" style:language-asian="zh" style:country-asian="CN" style:font-weight-asian="bold" style:font-weight-complex="bold"/>
    </style:style>
    <style:style style:name="P12" style:family="paragraph" style:parent-style-name="Standard">
      <style:paragraph-properties fo:text-align="end" style:justify-single-word="false"/>
      <style:text-properties fo:font-size="20pt" style:font-size-asian="20pt" style:font-size-complex="20pt"/>
    </style:style>
    <style:style style:name="P13" style:family="paragraph" style:parent-style-name="Standard">
      <style:paragraph-properties fo:text-align="end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14" style:family="paragraph" style:parent-style-name="Heading">
      <style:paragraph-properties fo:text-align="center" style:justify-single-word="false"/>
    </style:style>
    <style:style style:name="P15" style:family="paragraph" style:parent-style-name="Text_20_body">
      <style:text-properties fo:font-variant="normal" fo:text-transform="none" fo:color="#222222" style:font-name="Roboto" fo:font-size="10.5pt" fo:letter-spacing="normal" fo:font-style="normal" fo:font-weight="normal"/>
    </style:style>
    <style:style style:name="P16" style:family="paragraph" style:parent-style-name="Text_20_body">
      <style:text-properties fo:font-variant="normal" fo:text-transform="none" fo:color="#222222" style:text-outline="false" style:text-line-through-style="none" style:font-name="Liberation Sans" fo:font-size="10.5pt" fo:letter-spacing="normal" fo:font-style="normal" fo:text-shadow="none" style:text-underline-style="none" fo:font-weight="normal" style:font-name-asian="Liberation Sans" style:font-size-asian="10.5pt" style:font-style-asian="normal" style:font-weight-asian="normal" style:font-name-complex="Liberation Sans" style:font-size-complex="10.5pt" style:font-style-complex="normal" style:font-weight-complex="normal" style:text-emphasize="none" style:text-overline-style="none" style:text-overline-color="font-color"/>
    </style:style>
    <style:style style:name="P17" style:family="paragraph" style:parent-style-name="Text_20_body">
      <style:text-properties fo:font-variant="normal" fo:text-transform="none" fo:color="#222222" style:text-outline="false" style:text-line-through-style="none" style:font-name="Roboto" fo:font-size="10.5pt" fo:letter-spacing="normal" fo:font-style="normal" fo:text-shadow="none" style:text-underline-style="none" fo:font-weight="normal" style:font-name-asian="Liberation Sans" style:font-size-asian="10.5pt" style:font-style-asian="normal" style:font-weight-asian="normal" style:font-name-complex="Liberation Sans" style:font-size-complex="10.5pt" style:font-style-complex="normal" style:font-weight-complex="normal" style:text-emphasize="none" style:text-overline-style="none" style:text-overline-color="font-color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>
      <style:paragraph-properties fo:break-before="page"/>
      <style:text-properties fo:font-size="22pt" style:font-size-asian="22pt" style:font-size-complex="22pt"/>
    </style:style>
    <style:style style:name="P20" style:family="paragraph" style:parent-style-name="Heading_20_1">
      <style:paragraph-properties fo:break-before="page"/>
      <style:text-properties fo:font-size="20pt" style:font-size-asian="20pt" style:language-asian="zh" style:country-asian="CN" style:font-size-complex="20pt"/>
    </style:style>
    <style:style style:name="P21" style:family="paragraph" style:parent-style-name="Standard">
      <style:paragraph-properties fo:break-before="page"/>
      <style:text-properties style:language-asian="zh" style:country-asian="CN"/>
    </style:style>
    <style:style style:name="P2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5" style:family="paragraph" style:parent-style-name="Heading_20_2">
      <style:text-properties fo:font-style="normal" style:font-style-asian="normal" style:font-style-complex="normal"/>
    </style:style>
    <style:style style:name="P26" style:family="paragraph" style:parent-style-name="Heading_20_2">
      <style:text-properties fo:font-style="normal" fo:font-weight="bold" style:font-style-asian="normal" style:font-weight-asian="bold" style:font-style-complex="normal" style:font-weight-complex="bold"/>
    </style:style>
    <style:style style:name="P27" style:family="paragraph" style:parent-style-name="Standard" style:list-style-name="L1"/>
    <style:style style:name="T1" style:family="text">
      <style:text-properties fo:font-variant="normal" fo:text-transform="none" fo:color="#222222" style:font-name="Roboto" fo:font-size="10.5pt" fo:letter-spacing="normal" fo:font-style="normal" fo:font-weight="normal"/>
    </style:style>
    <style:style style:name="T2" style:family="text">
      <style:text-properties fo:font-variant="normal" fo:text-transform="none" fo:color="#222222" style:font-name="Roboto" fo:font-size="10.5pt" fo:letter-spacing="normal" fo:font-style="normal" fo:font-weight="normal" style:language-asian="zh" style:country-asian="CN"/>
    </style:style>
    <style:style style:name="T3" style:family="text">
      <style:text-properties fo:font-variant="normal" fo:text-transform="none" fo:color="#222222" style:font-name="Roboto" fo:font-size="10.5pt" fo:letter-spacing="normal" fo:font-style="italic" fo:font-weight="normal"/>
    </style:style>
    <style:style style:name="T4" style:family="text">
      <style:text-properties fo:font-variant="normal" fo:text-transform="none" fo:color="#222222" style:text-outline="false" style:text-line-through-style="none" style:font-name="Liberation Sans" fo:font-size="10pt" fo:letter-spacing="normal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variant="normal" fo:text-transform="none" fo:color="#222222" style:text-outline="false" style:text-line-through-style="none" style:font-name="Liberation Sans" fo:font-size="10.5pt" fo:letter-spacing="normal" fo:font-style="normal" fo:text-shadow="none" style:text-underline-style="none" fo:font-weight="normal" style:font-name-asian="Liberation Sans" style:font-size-asian="10.5pt" style:font-style-asian="normal" style:font-weight-asian="normal" style:font-name-complex="Liberation Sans" style:font-size-complex="10.5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variant="normal" fo:text-transform="none" fo:color="#222222" style:text-outline="false" style:text-line-through-style="none" style:font-name="Lohit Hindi" fo:font-size="10pt" fo:letter-spacing="normal" fo:font-style="normal" fo:text-shadow="none" style:text-underline-style="none" fo:font-weight="normal" style:font-name-asian="Lohit Hindi" style:font-size-asian="10pt" style:font-style-asian="normal" style:font-weight-asian="normal" style:font-name-complex="Lohit Hindi" style:font-size-complex="10pt" style:font-style-complex="normal" style:font-weight-complex="normal" style:text-emphasize="none" style:text-overline-style="none" style:text-overline-color="font-color"/>
    </style:style>
    <style:style style:name="T7" style:family="text">
      <style:text-properties fo:font-variant="normal" fo:text-transform="none" fo:color="#222222" style:text-outline="false" style:text-line-through-style="none" style:font-name="Roboto" fo:font-size="10.5pt" fo:letter-spacing="normal" fo:font-style="normal" fo:text-shadow="none" style:text-underline-style="none" fo:font-weight="normal" style:font-name-asian="Liberation Sans" style:font-size-asian="10.5pt" style:font-style-asian="normal" style:font-weight-asian="normal" style:font-name-complex="Liberation Sans" style:font-size-complex="10.5pt" style:font-style-complex="normal" style:font-weight-complex="normal" style:text-emphasize="none" style:text-overline-style="none" style:text-overline-color="font-color"/>
    </style:style>
    <style:style style:name="T8" style:family="text">
      <style:text-properties fo:font-variant="normal" fo:text-transform="none" fo:color="#222222" style:text-outline="false" style:text-line-through-style="none" style:font-name="Roboto" fo:font-size="10.5pt" fo:letter-spacing="normal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 style:text-emphasize="none" style:text-overline-style="none" style:text-overline-color="font-color"/>
    </style:style>
    <style:style style:name="T9" style:family="text">
      <style:text-properties fo:font-variant="normal" fo:text-transform="none" fo:color="#666600" style:font-name="monospace" fo:font-size="9.75pt" fo:letter-spacing="normal" fo:font-style="normal" fo:font-weight="normal"/>
    </style:style>
    <style:style style:name="T10" style:family="text">
      <style:text-properties fo:font-variant="normal" fo:text-transform="none" fo:color="#006600" style:font-name="monospace" fo:font-size="9.75pt" fo:letter-spacing="normal" fo:font-style="normal" fo:font-weight="normal"/>
    </style:style>
    <style:style style:name="T11" style:family="text">
      <style:text-properties fo:color="#0000ff"/>
    </style:style>
    <style:style style:name="T12" style:family="text">
      <style:text-properties fo:color="#ff0000"/>
    </style:style>
    <style:style style:name="T13" style:family="text">
      <style:text-properties fo:color="#ff0000" fo:background-color="transparent"/>
    </style:style>
    <style:style style:name="T14" style:family="text">
      <style:text-properties fo:color="#ff0000" fo:background-color="transparent" loext:char-shading-value="0"/>
    </style:style>
    <style:style style:name="T15" style:family="text">
      <style:text-properties fo:color="#ff0000" style:font-name="文泉驿正黑" style:font-name-asian="文泉驿正黑"/>
    </style:style>
    <style:style style:name="T16" style:family="text">
      <style:text-properties fo:color="#ff0000" fo:background-color="#ffff00" loext:char-shading-value="0"/>
    </style:style>
    <style:style style:name="T17" style:family="text">
      <style:text-properties fo:background-color="#ffff00" loext:char-shading-value="0"/>
    </style:style>
    <style:style style:name="T18" style:family="text">
      <style:text-properties fo:background-color="transparent"/>
    </style:style>
    <style:style style:name="T19" style:family="text">
      <style:text-properties fo:background-color="transparent" loext:char-shading-value="0"/>
    </style:style>
    <style:style style:name="T20" style:family="text">
      <style:text-properties style:text-outline="false" style:text-line-through-style="none" fo:font-style="normal" fo:text-shadow="none" style:text-underline-style="none" fo:font-weight="normal" style:font-style-asian="normal" style:font-weight-asian="normal" style:font-name-complex="Liberation Sans" style:font-style-complex="normal" style:font-weight-complex="normal" style:text-emphasize="none" style:text-overline-style="none" style:text-overline-color="font-color"/>
    </style:style>
    <style:style style:name="T21" style:family="text">
      <style:text-properties style:text-outline="false" style:text-line-through-style="none" fo:font-style="normal" fo:text-shadow="none" style:text-underline-style="none" fo:font-weight="normal" style:font-style-asian="normal" style:font-weight-asian="normal" style:font-name-complex="Lohit Hindi" style:font-style-complex="normal" style:font-weight-complex="normal" style:text-emphasize="none" style:text-overline-style="none" style:text-overline-color="font-color"/>
    </style:style>
    <style:style style:name="T22" style:family="text"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name-complex="Liberation Sans" style:font-size-complex="10pt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font-name="文泉驿正黑" style:font-name-asian="文泉驿正黑"/>
    </style:style>
    <style:style style:name="T24" style:family="text">
      <style:text-properties style:language-asian="zh" style:country-asian="CN"/>
    </style:style>
    <style:style style:name="T25" style:family="text">
      <style:text-properties fo:font-size="26pt" style:font-size-asian="26pt" style:language-asian="zh" style:country-asian="CN" style:font-size-complex="26pt"/>
    </style:style>
    <style:style style:name="T26" style:family="text">
      <style:text-properties fo:font-size="26pt" style:font-size-asian="26pt" style:font-size-complex="26pt"/>
    </style:style>
    <style:style style:name="fr1" style:family="graphic" style:parent-style-name="OLE">
      <style:graphic-properties style:run-through="foreground" style:wrap="none" style:horizontal-pos="center" style:horizontal-rel="paragraph" draw:ole-draw-aspect="1"/>
    </style:style>
    <style:style style:name="fr2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25">实例</text:span><text:span text:style-name="T26">分析</text:span><text:span text:style-name="T25">.</text:span><text:span text:style-name="T26">dex 文件格式 -- </text:span><text:span text:style-name="T25">以 hello.dex 为例</text:span></text:p>
      <text:p text:style-name="P12"/>
      <text:p text:style-name="P13">月蓝</text:p>
      <text:p text:style-name="P13">2014.03.23</text:p>
      <text:p text:style-name="P12"/>
      <text:h text:style-name="P20" text:outline-level="1"><text:bookmark-start text:name="__RefHeading__1569_1297412867"/>前言<text:bookmark-end text:name="__RefHeading__1569_1297412867"/></text:h>
      <text:p text:style-name="P10">最近在学习 Android 平台 Dalvik 虚拟机的可以执行文件 .dex的文件格式，参考阅读的是《Android软件安全与逆向分析》里第四章dex 文件格式的章节内容 。</text:p>
      <text:p text:style-name="P10"/>
      <text:p text:style-name="P10">分析文件格式的过程尽量不去翻书，尽量模拟原生的分析过程。一些结构的定义，多有参考Android Open Source Project 上的在线文档。</text:p>
      <text:p text:style-name="P10"/>
      <text:p text:style-name="Standard">参考的官网文档：</text:p>
      <text:p text:style-name="Standard">Dalvik Executable Format ： <text:s/><text:a xlink:type="simple" xlink:href="http://source.android.com/devices/tech/dalvik/dex-format.html">http://source.android.com/devices/tech/dalvik/dex-format.html</text:a></text:p>
      <text:p text:style-name="Standard"/>
      <text:p text:style-name="P10">一方面反刍作者在书中描述的东西，一方面把分析的过程里记录的东西整理出来。最初看书的时候，方便理解作者的思路，是用笔在纸上画出数据的逻辑结构，后来在电脑上整理使用office表格做标记 。</text:p>
      <text:p text:style-name="P10"/>
      <text:p text:style-name="P10">内容的目录结构如下 ：</text:p>
      <text:p text:style-name="P10"/>
      <text:p text:style-name="P11">第一部分：创造一个可供分析的Hello.dex</text:p>
      <text:p text:style-name="P11"><text:tab/>1. 测试环境 </text:p>
      <text:p text:style-name="P11"><text:tab/>2. java 源码和编译方法 </text:p>
      <text:p text:style-name="P11"><text:tab/>3. 使用 ADB 运行测试 </text:p>
      <text:p text:style-name="P11"><text:tab/>4. 重要说明</text:p>
      <text:p text:style-name="P11">第二部分：分析过程<text:tab/></text:p>
      <text:p text:style-name="P11"><text:tab/>1. dex整个文件的布局</text:p>
      <text:p text:style-name="P11"><text:tab/>2. header<text:tab/></text:p>
      <text:p text:style-name="P11"><text:tab/>3. string_ids<text:tab/></text:p>
      <text:p text:style-name="P11"><text:tab/>4. type_ids<text:tab/></text:p>
      <text:p text:style-name="P11"><text:tab/>5. <text:s/>proto_ids<text:tab/></text:p>
      <text:p text:style-name="P11"><text:tab/>6. field_ids</text:p>
      <text:p text:style-name="P11"><text:tab/>7. method_ids</text:p>
      <text:p text:style-name="P11"><text:tab/>8. class_defs<text:tab/></text:p>
      <text:p text:style-name="P11"><text:tab/><text:tab/>8.1 class_def_item<text:tab/></text:p>
      <text:p text:style-name="P11"><text:tab/><text:tab/>8.2 class_def_item --&gt; class_data_item<text:tab/></text:p>
      <text:p text:style-name="P11"><text:tab/><text:tab/>8.3 class_def_item --&gt; class_data_item --&gt; code_item<text:tab/></text:p>
      <text:p text:style-name="P11"><text:tab/><text:tab/>8.4 分析 main method 的执行代码并与 smali 反编译的结果比较<text:tab/></text:p>
      <text:p text:style-name="P21"/>
      <text:p text:style-name="P10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2"><text:a xlink:type="simple" xlink:href="#__RefHeading__1569_1297412867" text:style-name="Index_20_Link" text:visited-style-name="Index_20_Link">前言<text:tab/>2</text:a></text:p>
          <text:p text:style-name="P22"><text:a xlink:type="simple" xlink:href="#__RefHeading__1435_1297412867" text:style-name="Index_20_Link" text:visited-style-name="Index_20_Link">第一部分：创造一个可供分析的Hello.dex<text:tab/>4</text:a></text:p>
          <text:p text:style-name="P24"><text:a xlink:type="simple" xlink:href="#__RefHeading__1506_220670576" text:style-name="Index_20_Link" text:visited-style-name="Index_20_Link">1. 测试环境 <text:tab/>4</text:a></text:p>
          <text:p text:style-name="P24"><text:a xlink:type="simple" xlink:href="#__RefHeading__1508_220670576" text:style-name="Index_20_Link" text:visited-style-name="Index_20_Link">2. java 源码和编译方法<text:tab/>4</text:a></text:p>
          <text:p text:style-name="P24"><text:a xlink:type="simple" xlink:href="#__RefHeading__1510_220670576" text:style-name="Index_20_Link" text:visited-style-name="Index_20_Link">3. 使用 ADB 运行测试 <text:tab/>5</text:a></text:p>
          <text:p text:style-name="P24"><text:a xlink:type="simple" xlink:href="#__RefHeading__1512_220670576" text:style-name="Index_20_Link" text:visited-style-name="Index_20_Link">4. 重要说明 <text:tab/>5</text:a></text:p>
          <text:p text:style-name="P22"><text:a xlink:type="simple" xlink:href="#__RefHeading__1437_1297412867" text:style-name="Index_20_Link" text:visited-style-name="Index_20_Link">第二部分：分析过程<text:tab/>6</text:a></text:p>
          <text:p text:style-name="P24"><text:a xlink:type="simple" xlink:href="#__RefHeading__1439_1297412867" text:style-name="Index_20_Link" text:visited-style-name="Index_20_Link">1. dex整个文件的布局<text:tab/>6</text:a></text:p>
          <text:p text:style-name="P24"><text:a xlink:type="simple" xlink:href="#__RefHeading__1441_1297412867" text:style-name="Index_20_Link" text:visited-style-name="Index_20_Link">2. header<text:tab/>6</text:a></text:p>
          <text:p text:style-name="P24"><text:a xlink:type="simple" xlink:href="#__RefHeading__1443_1297412867" text:style-name="Index_20_Link" text:visited-style-name="Index_20_Link">3. string_ids<text:tab/>11</text:a></text:p>
          <text:p text:style-name="P24"><text:a xlink:type="simple" xlink:href="#__RefHeading__1445_1297412867" text:style-name="Index_20_Link" text:visited-style-name="Index_20_Link">4. type_ids<text:tab/>13</text:a></text:p>
          <text:p text:style-name="P24"><text:a xlink:type="simple" xlink:href="#__RefHeading__1447_1297412867" text:style-name="Index_20_Link" text:visited-style-name="Index_20_Link">5. <text:s/>proto_ids<text:tab/>13</text:a></text:p>
          <text:p text:style-name="P24"><text:a xlink:type="simple" xlink:href="#__RefHeading__1449_1297412867" text:style-name="Index_20_Link" text:visited-style-name="Index_20_Link">6. field_ids<text:tab/>14</text:a></text:p>
          <text:p text:style-name="P24"><text:a xlink:type="simple" xlink:href="#__RefHeading__1451_1297412867" text:style-name="Index_20_Link" text:visited-style-name="Index_20_Link">7. method_ids<text:tab/>15</text:a></text:p>
          <text:p text:style-name="P24"><text:a xlink:type="simple" xlink:href="#__RefHeading__1453_1297412867" text:style-name="Index_20_Link" text:visited-style-name="Index_20_Link">8. class_defs<text:tab/>16</text:a></text:p>
          <text:p text:style-name="P23"><text:a xlink:type="simple" xlink:href="#__RefHeading__1455_1297412867" text:style-name="Index_20_Link" text:visited-style-name="Index_20_Link">8.1 class_def_item<text:tab/>16</text:a></text:p>
          <text:p text:style-name="P23"><text:a xlink:type="simple" xlink:href="#__RefHeading__1457_1297412867" text:style-name="Index_20_Link" text:visited-style-name="Index_20_Link">8.2 <text:s/>class_def_item --&gt; class_data_item<text:tab/>18</text:a></text:p>
          <text:p text:style-name="P23"><text:a xlink:type="simple" xlink:href="#__RefHeading__1459_1297412867" text:style-name="Index_20_Link" text:visited-style-name="Index_20_Link">8.3 class_def_item --&gt; class_data_item --&gt; code_item<text:tab/>19</text:a></text:p>
          <text:p text:style-name="P23"><text:a xlink:type="simple" xlink:href="#__RefHeading__1461_1297412867" text:style-name="Index_20_Link" text:visited-style-name="Index_20_Link">8.4 分析 main method 的执行代码并与 smali 反编译的结果比较<text:tab/>21</text:a></text:p>
          <text:p text:style-name="P22"><text:a xlink:type="simple" xlink:href="#__RefHeading__1648_1157264419" text:style-name="Index_20_Link" text:visited-style-name="Index_20_Link">Version History<text:tab/>24</text:a></text:p>
        </text:index-body>
      </text:table-of-content>
      <text:p text:style-name="Standard"/>
      <text:h text:style-name="P19" text:outline-level="1"><text:bookmark-start text:name="__RefHeading__1435_1297412867"/>第一部分：创造一个可供分析的Hello.dex<text:bookmark-end text:name="__RefHeading__1435_1297412867"/></text:h>
      <text:p text:style-name="P10"/>
      <text:p text:style-name="P10">Windows 操作系统也有五花八门的应用 ，可是想当年学习编程语言的第一个程序，却是在 Turbo C <text:s/>蓝漆漆的界面里笨拙地敲一个 Hello World 程序 ，然后又在黑漆漆的命令行里打印出的一行输出结果 ，“Hello World”。 </text:p>
      <text:p text:style-name="P10"/>
      <text:p text:style-name="P10">Android 上也能实现类似的效果 ，可以使用 dalvikvm 执行一个运行于命令行的 Hello World 。 </text:p>
      <text:p text:style-name="P10"/>
      <text:p text:style-name="P10">简要的过程如下： </text:p>
      <text:p text:style-name="P10"><text:s text:c="2"/>写代码 Hello.java </text:p>
      <text:p text:style-name="P10"><text:s text:c="2"/>编译成 Android Dalvik Virtual Machine 的可执行文件 Hello.dex </text:p>
      <text:p text:style-name="P10"><text:s text:c="2"/>使用 ADB 运行测试 </text:p>
      <text:p text:style-name="P10">内容主要参考 Android 4.4 源码里 dalvik / docs / hello-world.html 文件 。 </text:p>
      <text:p text:style-name="P10"/>
      <text:h text:style-name="P25" text:outline-level="2"><text:bookmark-start text:name="__RefHeading__1506_220670576"/>1. 测试环境 <text:bookmark-end text:name="__RefHeading__1506_220670576"/></text:h>
      <text:p text:style-name="P10"><text:s text:c="2"/>Ubuntu 12.04 64-bit </text:p>
      <text:p text:style-name="P10"><text:s text:c="2"/>JDK 1.6 </text:p>
      <text:p text:style-name="P10"><text:s text:c="2"/>安装 Android SDK，并安装 Android SDK build_tools , 最新版是 19.0.1 </text:p>
      <text:p text:style-name="P10"><text:s text:c="2"/>具有 Root 权限的 ADB shell </text:p>
      <text:p text:style-name="P10"/>
      <text:h text:style-name="P25" text:outline-level="2"><text:bookmark-start text:name="__RefHeading__1508_220670576"/>2. java 源码和编译方法<text:bookmark-end text:name="__RefHeading__1508_220670576"/></text:h>
      <text:p text:style-name="P10">创建 java 源文件 ，内容如下 </text:p>
      <text:p text:style-name="P10">代码: </text:p>
      <text:p text:style-name="P10">public class Hello </text:p>
      <text:p text:style-name="P10">{ </text:p>
      <text:p text:style-name="P10"><text:s text:c="2"/>public static void main(String[] argc) </text:p>
      <text:p text:style-name="P10"><text:s text:c="2"/>{ </text:p>
      <text:p text:style-name="P10"><text:s text:c="4"/>System.out.println("Hello, Android!\n"); </text:p>
      <text:p text:style-name="P10"><text:s text:c="2"/>}</text:p>
      <text:p text:style-name="P10">} </text:p>
      <text:p text:style-name="Standard"/>
      <text:p text:style-name="Standard">在当前工作路径下 ， 编译方法如下 ：</text:p>
      <text:p text:style-name="P10">（1）编译成 java class 文件 </text:p>
      <text:p text:style-name="P10"><text:s text:c="2"/>执行命令 ： javac Hello.java </text:p>
      <text:p text:style-name="P10"><text:s text:c="2"/>编译完成后 ，目录下生成 Hello.class 文件 。可以使用命令 java Hello 来测试下 ，会输出代码中的 “ Hello， Android！” 的字符串 。 </text:p>
      <text:p text:style-name="P10">（2） 编译成 dex 文件 </text:p>
      <text:p text:style-name="P10"><text:soft-page-break/><text:s text:c="2"/>编译工具在 Android SDK 的路径如下 ，其中 19.0.1 是Android SDK build_tools <text:s/>的版本 ，请按照在本地安装的 <text:s/>build_tools 版本来 。建议该路径加载到 PATH 路径下 ，否则引用 dx 工具时需要使用绝对路径 。 </text:p>
      <text:p text:style-name="P10"><text:s text:c="3"/>./build-tools/19.0.1/dx <text:s text:c="3"/></text:p>
      <text:p text:style-name="P10"><text:s text:c="2"/>执行命令 ： dx --dex --output=Hello.dex Hello.class </text:p>
      <text:p text:style-name="P10"><text:s text:c="2"/>编译正常会生成 Hello.dex 文件 。 </text:p>
      <text:p text:style-name="P10"/>
      <text:h text:style-name="P25" text:outline-level="2"><text:bookmark-start text:name="__RefHeading__1510_220670576"/>3. 使用 ADB 运行测试 <text:bookmark-end text:name="__RefHeading__1510_220670576"/></text:h>
      <text:p text:style-name="P10"><text:s text:c="2"/>测试命令和输出结果如下 ： </text:p>
      <text:p text:style-name="P10">$ adb root </text:p>
      <text:p text:style-name="P10">$ adb push Hello.dex <text:s/>/sdcard/ </text:p>
      <text:p text:style-name="P10">$ adb shell </text:p>
      <text:p text:style-name="P10">root@maguro:/ # dalvikvm -cp /sdcard/Hello.dex Hello <text:s text:c="26"/></text:p>
      <text:p text:style-name="P10">Hello, Android! </text:p>
      <text:p text:style-name="P10"/>
      <text:h text:style-name="P25" text:outline-level="2"><text:bookmark-start text:name="__RefHeading__1512_220670576"/>4. 重要说明 <text:bookmark-end text:name="__RefHeading__1512_220670576"/></text:h>
      <text:p text:style-name="P10">（1）测试环境使用真机和 Android 虚拟机都可以的 。核心的命令是 </text:p>
      <text:p text:style-name="P10">dalvikvm -cp /sdcard/Hello.dex Hello <text:s text:c="3"/></text:p>
      <text:p text:style-name="P10">-cp 是 class path 的缩写 ，后面的 Hello 是要运行的 Class 的名称 。网上有描述说输入 dalvikvm <text:s/>--help 可以看到 <text:s/>dalvikvm 的帮助文档 ，但是在 Android4.4 的官方模拟器和自己的手机上测试都提示找不到 Class 路径 ，在Android 老的版本 （ 4.3 ) 上测试还是有输出的 。 </text:p>
      <text:p text:style-name="P10">（2）因为命令在执行时 ， dalvikvm 会在 /data/dalvik-cache/ <text:s/>目录下创建 .dex 文件 ，因此要求 ADB 的执行 Shell 对目录 /data/dalvik-cache/ <text:s/>有读、写和执行的权限 ，否则无法达到预期效果 。 </text:p>
      <text:p text:style-name="Standard">// added stop </text:p>
      <text:p text:style-name="Standard"><text:tab/></text:p>
      <text:p text:style-name="Standard"><text:span text:style-name="T24">对于生成的Hello.</text:span><text:span text:style-name="T24">dex</text:span><text:span text:style-name="T24">在</text:span>linux下使用vi -b Hello.dex命令打开<text:span text:style-name="T24">它</text:span>，此命令必须添加-b选项，否则在输入下一个命令时，会有丢失行信息的提示。</text:p>
      <text:p text:style-name="P10"/>
      <text:p text:style-name="P10">然后在命令模式下输入 :%!xxd 命令就可以转化为2进制的表示方式。</text:p>
      <text:p text:style-name="P10"/>
      <text:p text:style-name="P10"/>
      <text:p text:style-name="Standard"/>
      <text:h text:style-name="P19" text:outline-level="1"><text:bookmark-start text:name="__RefHeading__1437_1297412867"/>第二部分<text:span text:style-name="T24">：分析过程</text:span><text:bookmark-end text:name="__RefHeading__1437_1297412867"/></text:h>
      <text:h text:style-name="P25" text:outline-level="2"><text:bookmark-start text:name="__RefHeading__1439_1297412867"/>1. dex整个文件的布局<text:bookmark-end text:name="__RefHeading__1439_1297412867"/></text:h>
      <text:p text:style-name="Standard"/>
      <text:p text:style-name="Standard">逻辑上，可以把dex文件分成3个区，文件头、索引区和数据区。索引区的ids后缀为<text:span text:style-name="T1">identifiers的缩写,</text:span><text:span text:style-name="T2">意思是某件东西的识别码；该区的数据，多是指向数据区的指针。</text:span></text:p>
      <text:p text:style-name="Standard"/>
      <text:p text:style-name="Standard"/>
      <text:p text:style-name="Standard"/>
      <text:p text:style-name="Standard"/>
      <text:p text:style-name="Standard"><draw:frame draw:style-name="fr1" draw:name="Object14" text:anchor-type="paragraph" svg:width="4.9228in" svg:height="4.2693in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Standard"/>
      <text:list xml:id="list2665191751" text:style-name="L1">
        <text:list-header>
          <text:p text:style-name="P27"/>
        </text:list-header>
      </text:list>
      <text:p text:style-name="Standard"/>
      <text:h text:style-name="P25" text:outline-level="2"><text:bookmark-start text:name="__RefHeading__1441_1297412867"/>2. header<text:bookmark-end text:name="__RefHeading__1441_1297412867"/></text:h>
      <text:p text:style-name="Standard"/>
      <text:p text:style-name="Standard">dex文件里的header。除了描述.dex文件的文件信息外，还有文件里其它各个区域的索引。header对应成结构体类型，逻辑上的描述<text:span text:style-name="T24">我用</text:span>结构体header_item<text:span text:style-name="T24">来理解它。先给出结构体里面用到的数据类型u</text:span><text:span text:style-name="T24">byte和uint的解释，然后再是结构体的描述，后面对各种结构描述的时候也是用的这种方法。</text:span></text:p>
      <text:p text:style-name="Standard"/>
      <text:p text:style-name="Standard"><text:soft-page-break/>ubyte <text:tab/>8-bit unsinged int</text:p>
      <text:p text:style-name="Standard">uint <text:tab/>32-bit unsigned int, little-endian;</text:p>
      <text:p text:style-name="Standard"/>
      <text:p text:style-name="Standard">struct header_item</text:p>
      <text:p text:style-name="Standard">{</text:p>
      <text:p text:style-name="Standard"><text:tab/><text:span text:style-name="T11">ubyte[8] <text:tab/>magic;</text:span></text:p>
      <text:p text:style-name="P1"><text:tab/>unit <text:tab/><text:tab/>checksum;</text:p>
      <text:p text:style-name="P1"><text:tab/>ubyte[20]<text:tab/>siganature;</text:p>
      <text:p text:style-name="P1"><text:tab/>uint<text:tab/><text:tab/>file_size;</text:p>
      <text:p text:style-name="P1"><text:tab/>uint<text:tab/><text:tab/>header_size;</text:p>
      <text:p text:style-name="P1"><text:tab/>unit<text:tab/><text:tab/>endian_tag;</text:p>
      <text:p text:style-name="Standard"><text:tab/>uint<text:tab/><text:tab/>link_size;</text:p>
      <text:p text:style-name="Standard"><text:tab/>uint<text:tab/><text:tab/>link_off;</text:p>
      <text:p text:style-name="Standard"><text:tab/><text:span text:style-name="T11">uint<text:tab/><text:tab/>map_off;</text:span></text:p>
      <text:p text:style-name="Standard"/>
      <text:p text:style-name="Standard"><text:tab/>uint<text:tab/><text:tab/>string_ids_size;</text:p>
      <text:p text:style-name="Standard"><text:tab/>uint <text:tab/><text:tab/>string_ids_off;</text:p>
      <text:p text:style-name="Standard"><text:tab/>uint<text:tab/><text:tab/>type_ids_size;</text:p>
      <text:p text:style-name="Standard"><text:tab/>uint<text:tab/><text:tab/>type_ids_off;</text:p>
      <text:p text:style-name="Standard"><text:tab/>uint<text:tab/><text:tab/>proto_ids_size;</text:p>
      <text:p text:style-name="Standard"><text:tab/>uint<text:tab/><text:tab/>proto_ids_off;</text:p>
      <text:p text:style-name="Standard"><text:tab/>uint<text:tab/><text:tab/>method_ids_size;</text:p>
      <text:p text:style-name="Standard"><text:tab/>uint<text:tab/><text:tab/>method_ids_off;</text:p>
      <text:p text:style-name="Standard"><text:tab/>uint<text:tab/><text:tab/>class_defs_size;</text:p>
      <text:p text:style-name="Standard"><text:tab/>uint<text:tab/><text:tab/>class_defs_off;</text:p>
      <text:p text:style-name="Standard"><text:tab/>uint<text:tab/><text:tab/>data_size;</text:p>
      <text:p text:style-name="Standard"><text:tab/>uint<text:tab/><text:tab/>data_off;</text:p>
      <text:p text:style-name="Standard">}</text:p>
      <text:p text:style-name="Standard"><text:tab/>里面的元素里，除了蓝色字体标志的，都是一对一对以_size和_off为后缀，_size表示对应区块里元素的个数或大小，off表示距离文件起始位置的偏移量,是offset的略写。蓝色色字体标志的，多是描述该.dex文件信息的内容.</text:p>
      <text:p text:style-name="Standard"/>
      <text:p text:style-name="Standard"><text:tab/>Header的大小固定为0x70,<text:span text:style-name="T24">偏移地址从</text:span><text:span text:style-name="T24">0x00到0x70,</text:span>提取信息如下：</text:p>
      <text:p text:style-name="Standard"/>
      <text:p text:style-name="Standard">0000000: <text:span text:style-name="T17">6465 780a 3033 3500 </text:span>175e 36c1 b501 e2db <text:s/>dex.035..^6.....</text:p>
      <text:p text:style-name="Standard">0000010: 7635 4d97 1289 c008 30b1 506a 7512 4cfb <text:s/>v5M.....0.Pju.L.</text:p>
      <text:p text:style-name="Standard">0000020: e402 0000 7000 0000 7856 3412 0000 0000 <text:s/>....p...xV4.....</text:p>
      <text:p text:style-name="Standard">0000030: 0000 0000 4402 0000 0e00 0000 7000 0000 <text:s/>....D.......p...</text:p>
      <text:p text:style-name="Standard">0000040: 0700 0000 a800 0000 0300 0000 c400 0000 <text:s/>................</text:p>
      <text:p text:style-name="Standard">0000050: 0100 0000 e800 0000 0400 0000 f000 0000 <text:s/>................</text:p>
      <text:p text:style-name="Standard">0000060: 0100 0000 1001 0000 b401 0000 3001 0000 <text:s/>............0...</text:p>
      <text:p text:style-name="Standard"/>
      <text:p text:style-name="Standard">根据结构体描述和2进制信息，整理出header_item的内容如下：</text:p>
      <text:p text:style-name="Standard"/>
      <text:p text:style-name="Standard"><draw:frame draw:style-name="fr2" draw:name="对象1" text:anchor-type="paragraph" svg:width="4.5508in" svg:height="4.289in" draw:z-index="11"><draw:object xlink:href="./Object 14" xlink:type="simple" xlink:show="embed" xlink:actuate="onLoad"/><draw:image xlink:href="./ObjectReplacements/Object 14" xlink:type="simple" xlink:show="embed" xlink:actuate="onLoad"/></draw:frame><text:soft-page-break/></text:p>
      <text:p text:style-name="Standard"><text:tab/>里面一对一对以_size和_off为后缀的描述：data_size是以Byte为单位描述data区的大小，其余的_size都是描述该区里元素的个数；_off描述相对与文件起始位置的偏移量。其余的6个是描述.dex文件信息的，各项说明如下：</text:p>
      <text:p text:style-name="Standard"/>
      <text:p text:style-name="Standard">(1) magic value</text:p>
      <text:p text:style-name="Standard"><text:tab/>这 8 个 字节一般是常量 ，为了使 .dex <text:s/>文件能够被识别出来 ，它必须出现在 .dex 文件的最开头的位置 。<text:span text:style-name="T24">数组的值</text:span>可以转换为一个字符串如下 ：</text:p>
      <text:p text:style-name="Standard"><text:tab/>{ 0x64 0x65 0x78 <text:span text:style-name="T12">0x0a</text:span> 0x30 0x33 0x35 <text:span text:style-name="T12">0x00</text:span> } </text:p>
      <text:p text:style-name="Standard"><text:s text:c="24"/>= "dex\n035\0"</text:p>
      <text:p text:style-name="Standard"><text:tab/>中间是一个 ‘\n' 符号 ，后面 035 是 Dex 文件格式的版本 。</text:p>
      <text:p text:style-name="Standard">（2）checksum 和 signature </text:p>
      <text:p text:style-name="Standard"><text:tab/>文件校验码 ，使用alder32 算法校验文件除去 maigc ，checksum 外余下的所有文件区域 ，用于检查文件错误 。</text:p>
      <text:p text:style-name="Standard"><text:tab/>signature , 使用 SHA-1 算法 hash 除去 magic ,checksum 和 signature 外余下的所有文件区域 ，用于唯一识别本文件 。</text:p>
      <text:p text:style-name="Standard">（3）file_size </text:p>
      <text:p text:style-name="Standard"><text:tab/>Dex 文件的大小 。</text:p>
      <text:p text:style-name="Standard">（4）header_size </text:p>
      <text:p text:style-name="Standard"><text:tab/>header 区域的大小 ，单位 Byte ，一般固定为 0x70 常量 。</text:p>
      <text:p text:style-name="Standard">（5）endian_tag </text:p>
      <text:p text:style-name="Standard"><text:tab/>大小端标签 ，标准 .dex 文件格式为 小端 ，此项一般固定为 0x1234 5678 常量 。</text:p>
      <text:p text:style-name="Standard"><text:soft-page-break/>（6）map_off</text:p>
      <text:p text:style-name="Standard"><text:tab/>map item 的偏移地址 ，该 item <text:s/>属于 data 区里的内容 ，值要大于等于 data_off 的大小 。结构如 map_list 描述 。</text:p>
      <text:p text:style-name="Standard"/>
      <text:p text:style-name="Standard">定义位置 ： data区 </text:p>
      <text:p text:style-name="Standard">引用位置 ：header 区 。</text:p>
      <text:p text:style-name="Standard">ushort 16-bit unsigned int, little-endian.</text:p>
      <text:p text:style-name="Standard">uint <text:tab/>32-bit unsigned int, little-endian.</text:p>
      <text:p text:style-name="Standard"/>
      <text:p text:style-name="Standard">struct maplist</text:p>
      <text:p text:style-name="Standard">{</text:p>
      <text:p text:style-name="Standard"><text:tab/>uint <text:tab/><text:tab/>size;</text:p>
      <text:p text:style-name="Standard"><text:tab/>map_item<text:tab/>list [size];</text:p>
      <text:p text:style-name="Standard">}</text:p>
      <text:p text:style-name="Standard"/>
      <text:p text:style-name="Standard">struct map_item</text:p>
      <text:p text:style-name="Standard">{</text:p>
      <text:p text:style-name="Standard"><text:tab/>ushort type;</text:p>
      <text:p text:style-name="Standard"><text:tab/>ushort unuse;</text:p>
      <text:p text:style-name="Standard"><text:tab/>uint <text:tab/>size;</text:p>
      <text:p text:style-name="Standard"><text:tab/>uint offset;</text:p>
      <text:p text:style-name="Standard">}</text:p>
      <text:p text:style-name="Standard"/>
      <text:p text:style-name="Standard">map_list 里先用一个 uint 描述后面有 size 个 map_item , 后续就是对应的 size <text:s/>个 map_item 描述 。map_item 结构有 4 个元素 ： type 表示该 map_item 的类型 ，本节能用到的描述如下 ，详细Dalvik Executable Format 里 Type Code 的定义 ；size 表示再细分此 item ， 该类型的个数 ；offset 是第一个元素的针对文件初始位置的偏移量 ； unuse 是用对齐字节的 ，无实际用处 <text:s/>。</text:p>
      <text:p text:style-name="Standard"/>
      <text:p text:style-name="Standard"><draw:frame draw:style-name="fr2" draw:name="Object3" text:anchor-type="paragraph" svg:width="5.3272in" svg:height="3.2626in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<text:soft-page-break/>header-&gt;map_off = 0x0244 , 偏移为 0244 的位置值为 0x 000d 。</text:p>
      <text:p text:style-name="Standard">每个 map_item 描述占用 12 Byte ， 整个 map_list 占用 12 * size + 4 个字节 。所以整个 map_list 占用空间为 12 * 13 + 4 = 160 = 0x00a0 ， 占用空间为 0x 0244 ~ 0x 02E3 。从文件内容上看 ，也是从 0x 0244 到文件结束的位置 。</text:p>
      <text:p text:style-name="Standard"/>
      <text:p text:style-name="Standard">0000240: c802 0000 <text:span text:style-name="T12">0d00 0000</text:span> 0000 0000 0100 0000 <text:s/>................</text:p>
      <text:p text:style-name="Standard">0000250: 0000 0000 0100 0000 0e00 0000 7000 0000 <text:s/>............p...</text:p>
      <text:p text:style-name="Standard">0000260: 0200 0000 0700 0000 a800 0000 0300 0000 <text:s/>................</text:p>
      <text:p text:style-name="Standard">0000270: 0300 0000 c400 0000 0400 0000 0100 0000 <text:s/>................</text:p>
      <text:p text:style-name="Standard">0000280: e800 0000 0500 0000 0400 0000 f000 0000 <text:s/>................</text:p>
      <text:p text:style-name="Standard">0000290: 0600 0000 0100 0000 1001 0000 0120 0000 <text:s/>............. ..</text:p>
      <text:p text:style-name="Standard">00002a0: 0200 0000 3001 0000 0110 0000 0200 0000 <text:s/>....0...........</text:p>
      <text:p text:style-name="Standard">00002b0: 6801 0000 0220 0000 0e00 0000 7601 0000 <text:s/>h.... ......v...</text:p>
      <text:p text:style-name="Standard">00002c0: 0320 0000 0200 0000 2802 0000 0020 0000 <text:s/>. ......(.... ..</text:p>
      <text:p text:style-name="Standard">00002d0: 0100 0000 3402 0000 0010 0000 0100 0000 <text:s/>....4...........</text:p>
      <text:p text:style-name="Standard">00002e0: 4402 0000 <text:s text:c="31"/><text:tab/><text:tab/> <text:s text:c="5"/>D...</text:p>
      <text:p text:style-name="Standard">地址 0x0244 的一个 uinit 的值为 0x0000 000d ，map_list - &gt; size = 0x0d = 13 ，说明后续有 13 个 map_item 。根据 map_item 的结构描述在0x0248 ~ 0x02e3 里的值 ，整理出这段二进制所表示的 13 个 map_item 内容 ，汇成表格如下 ：</text:p>
      <text:p text:style-name="Standard"/>
      <text:p text:style-name="Standard"><draw:frame draw:style-name="fr3" draw:name="Object4" text:anchor-type="paragraph" svg:x="-0.1945in" svg:y="0in" svg:width="7.598in" svg:height="2.578in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map_list - &gt; map_item 里的内容 ，有部分 item 跟 header 里面相应 item 的 offset 地址描述相同 。但 map_list 描述的更为全面些 ，又包括了 HEADER_ITEM , TYPE_LIST , STRING_DATA_ITEM <text:s/>等 ，最后还有它自己 TYPE_MAP_LIST 。</text:p>
      <text:p text:style-name="Standard"/>
      <text:p text:style-name="Standard">至此 ， header 部分描述完毕 ，它包括描述 .dex 文件的信息 ，其余各索引区和 data 区的偏移信息 ， 一个 map_list 结构 。map_list 里除了对索引区和数据区的偏移地址又一次描述 ，也有其它诸如 HEAD_ITEM , DEBUG_INFO_ITEM 等信息 。</text:p>
      <text:p text:style-name="Standard"/>
      <text:h text:style-name="P25" text:outline-level="2"><text:bookmark-start text:name="__RefHeading__1443_1297412867"/><text:soft-page-break/>3. string_ids<text:bookmark-end text:name="__RefHeading__1443_1297412867"/></text:h>
      <text:p text:style-name="Standard"><text:tab/>string_ids 区索引了 .dex 文件所有的字符串 。 本区里的元素格式为 string_ids_item , 可以使用结构体如下描述 。</text:p>
      <text:p text:style-name="Standard"/>
      <text:p text:style-name="Standard">uint , 32-bit unsigned int , little-endian</text:p>
      <text:p text:style-name="Standard"/>
      <text:p text:style-name="Standard">struct string_ids_item</text:p>
      <text:p text:style-name="Standard">{</text:p>
      <text:p text:style-name="Standard"><text:tab/>uint <text:tab/>string_data_off;</text:p>
      <text:p text:style-name="Standard">}</text:p>
      <text:p text:style-name="Standard"><text:tab/>以 _ids 结尾的各个 section 里放置的都是对应数据的偏移地址 ，只是一个索引 ，所以才会在 .dex 文件布局里把这些区归类为 “索引区” 。</text:p>
      <text:p text:style-name="Standard"><text:tab/>string_data_off 只是一个偏移地址 ，它指向的数据结构为 string_data_item</text:p>
      <text:p text:style-name="Standard"/>
      <text:p text:style-name="Standard">uleb128 : unsigned LEB128, valriable length</text:p>
      <text:p text:style-name="Standard">ubyte: <text:s/>8-bit unsinged int</text:p>
      <text:p text:style-name="Standard"/>
      <text:p text:style-name="Standard">struct string_data_item</text:p>
      <text:p text:style-name="Standard">{</text:p>
      <text:p text:style-name="Standard"><text:tab/>uleb128 <text:tab/>utf16_size;</text:p>
      <text:p text:style-name="Standard"><text:tab/>ubyte<text:tab/><text:tab/>data;</text:p>
      <text:p text:style-name="Standard">}</text:p>
      <text:p text:style-name="Standard"/>
      <text:p text:style-name="Standard"><text:tab/>上述描述里提到了 LEB128 （ little endian base 128 ) <text:s/>格式 ，是基于 1 个 Byte 的一种不定长度的编码方式 。若第一个 Byte 的最高位为 1 ，则表示还需要下一个 Byte 来描述 ，直至最后一个 Byte 的最高位为 0 。每个 Byte 的其余 Bit 用来表示数据 ，如下表所示 。</text:p>
      <text:p text:style-name="Standard"/>
      <text:p text:style-name="Standard"><draw:frame draw:style-name="fr1" draw:name="Object5" text:anchor-type="paragraph" svg:width="6.078in" svg:height="0.5043in" draw:z-index="2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/>
      <text:p text:style-name="Standard"><text:tab/>根据 string_ids_item 和 string_data_item 的描述 ，加上 header 里提供的入口位置 string_ids_size = 0x0e , string_ids_off = 0x70 ，我们可以整理出 string_ids 及其对应的数据如下 ：</text:p>
      <text:p text:style-name="Standard">.dex 里string_ids_item 的二进制</text:p>
      <text:p text:style-name="Standard">0000070: <text:span text:style-name="T14">7601</text:span><text:span text:style-name="T13"> 0</text:span><text:span text:style-name="T12">000 7e01 0000 9001 0000 9c01 0000</text:span> <text:s/>v...~...........</text:p>
      <text:p text:style-name="Standard">0000080: <text:span text:style-name="T12">a501 0000 bc01 0000 d001 0000 e401 0000</text:span> <text:s/>................</text:p>
      <text:p text:style-name="Standard">0000090: <text:span text:style-name="T12">f801 0000 fb01 0000 ff01 0000 1402 0000</text:span> <text:s/>................</text:p>
      <text:p text:style-name="Standard">00000a0: <text:span text:style-name="T12">1a02 0000</text:span><text:span text:style-name="T13"> </text:span><text:span text:style-name="T14">1f02 </text:span>0000 0300 0000 0400 0000 <text:s/>................</text:p>
      <text:p text:style-name="Standard"/>
      <text:p text:style-name="Standard">.dex 里 string_data_item 的二进制</text:p>
      <text:p text:style-name="Standard">0000170: 0100 0000 0600<text:span text:style-name="T18"> </text:span><text:span text:style-name="T14">063c</text:span><text:span text:style-name="T13"> 6</text:span><text:span text:style-name="T12">96e 6974 3e00 1048</text:span> <text:s/><text:tab/>.......&lt;init&gt;..H</text:p>
      <text:p text:style-name="Standard">0000180: <text:span text:style-name="T12">656c 6c6f 2c20 416e 6472 6f69 6421 0a00 </text:span><text:s/><text:tab/>ello, Android!..</text:p>
      <text:p text:style-name="Standard">0000190: <text:span text:style-name="T12">0a48 656c 6c6f 2e6a 6176 6100 074c 4865 <text:s/></text:span><text:tab/>.Hello.java..LHe</text:p>
      <text:p text:style-name="Standard"><text:soft-page-break/>00001a0: <text:span text:style-name="T12">6c6c 6f3b 0015 4c6a 6176 612f 696f 2f50</text:span> <text:s/><text:tab/>llo;..Ljava/io/P</text:p>
      <text:p text:style-name="Standard">00001b0: <text:span text:style-name="T12">7269 6e74 5374 7265 616d 3b00 124c 6a61</text:span> <text:s/><text:tab/>rintStream;..Lja</text:p>
      <text:p text:style-name="Standard">00001c0: <text:span text:style-name="T12">7661 2f6c 616e 672f 4f62 6a65 6374 3b00</text:span> <text:s/><text:tab/>va/lang/Object;.</text:p>
      <text:p text:style-name="Standard">00001d0: <text:span text:style-name="T12">124c 6a61 7661 2f6c 616e 672f 5374 7269 <text:s/></text:span><text:tab/>.Ljava/lang/Stri</text:p>
      <text:p text:style-name="Standard">00001e0: <text:span text:style-name="T12">6e67 3b00 124c 6a61 7661 2f6c 616e 672f </text:span><text:s/><text:tab/>ng;..Ljava/lang/</text:p>
      <text:p text:style-name="Standard">00001f0: <text:span text:style-name="T12">5379 7374 656d 3b00 0156 0002 564c 0013</text:span> <text:s/><text:tab/>System;..V..VL..</text:p>
      <text:p text:style-name="Standard">0000200: <text:span text:style-name="T12">5b4c 6a61 7661 2f6c 616e 672f 5374 7269 </text:span><text:s/><text:tab/>[Ljava/lang/Stri</text:p>
      <text:p text:style-name="Standard">0000210: <text:span text:style-name="T12">6e67 3b00 046d 6169 6e00 036f 7574 0007</text:span> <text:s/><text:tab/>ng;..main..out..</text:p>
      <text:p text:style-name="Standard">0000220: <text:span text:style-name="T12">7072 696e 746c</text:span><text:span text:style-name="T13"> </text:span><text:span text:style-name="T14">6e00</text:span><text:span text:style-name="T19"> </text:span><text:span text:style-name="T18">0</text:span>100 070e 0005 0100 <text:s/><text:tab/>println.........</text:p>
      <text:p text:style-name="Standard"/>
      <text:p text:style-name="Standard">string_ids_item 和 string_data_item 里提取出的对应数据表格 ：</text:p>
      <text:p text:style-name="Standard"/>
      <text:p text:style-name="Standard"><draw:frame draw:style-name="fr2" draw:name="Object6" text:anchor-type="paragraph" svg:width="6.0327in" svg:height="4.628in" draw:z-index="3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<text:s text:c="2"/><text:tab/>string <text:s/>里的各种标志符号 ，诸如 L ， V ， VL , [ 等在 .dex 文件里有特殊的意思 ，参考 dex-format.html 里的 String Syntax 章节 。</text:p>
      <text:p text:style-name="Standard"><text:tab/> string_ids 的终极奥义就是找到这些字符串 。其实使用二进制编辑器打开 .dex 文件时 ，一般工具默认翻译成 ASCII 码 ，总会一大片熟悉的字符白生生地很是亲切， 也很是晃眼 。刚才走过的一路子分析流程 ，就是顺藤摸瓜找到它们是怎么来的。以后的一些 type-ids , method_ids 也会引用到这一片熟悉的字符串 。</text:p>
      <text:p text:style-name="Standard"/>
      <text:h text:style-name="P26" text:outline-level="2"><text:bookmark-start text:name="__RefHeading__1445_1297412867"/><text:soft-page-break/>4. type_ids<text:bookmark-end text:name="__RefHeading__1445_1297412867"/></text:h>
      <text:p text:style-name="Standard"/>
      <text:p text:style-name="Standard">type_ids 区索引了 .dex 文件里的所有数据类型 ，包括 class 类型 ，数组类型（array types）和基本类型(primitive types) 。 本区域里的元素格式为 type_ids_item , 结构描述如下 ：</text:p>
      <text:p text:style-name="Standard">struct type_ids_item</text:p>
      <text:p text:style-name="Standard">{</text:p>
      <text:p text:style-name="Standard"><text:tab/>uint <text:tab/>descriptor_idx;</text:p>
      <text:p text:style-name="Standard">}</text:p>
      <text:p text:style-name="Standard"/>
      <text:p text:style-name="Standard"><text:tab/>type_ids_item 里面 descriptor_idx 的值的意思 ，是 string_ids 里的 index 序号 ，是用来描述此 type 的字符串 。</text:p>
      <text:p text:style-name="Standard"/>
      <text:p text:style-name="Standard"><text:tab/>根据 header 里 type_ids_size = 0x07 , type_ids_off = 0xa8 , 找到对应的二进制描述区 。</text:p>
      <text:p text:style-name="Standard"/>
      <text:p text:style-name="Standard">00000a0: 1a02 0000 1f02 0000 <text:span text:style-name="T16">0300 0000</text:span><text:span text:style-name="T12"> 0400 0000 </text:span><text:s/>................</text:p>
      <text:p text:style-name="Standard">00000b0: <text:span text:style-name="T12">0500 0000 0600 0000 0700 0000 0800 0000 </text:span><text:s/>................</text:p>
      <text:p text:style-name="Standard">00000c0: <text:span text:style-name="T16">0a00 0000 </text:span><text:span text:style-name="T12">0800 0000 0500 0000 0000 0000 </text:span><text:s/>................</text:p>
      <text:p text:style-name="Standard"/>
      <text:p text:style-name="Standard"><text:tab/>根据 type_id_item 的描述 ，整理出表格如下 。因为 type_id_item - &gt; descriptor_idx 里存放的是指向 string_ids 的 index 号 ，所以我们也能得到该 type 的字符串描述 。这里出现了 3 个 type descriptor : </text:p>
      <text:p text:style-name="Standard">L 表示 class 的详细描述 ，一般以分号表示 class 描述结束 ；</text:p>
      <text:p text:style-name="Standard">V 表示 void 返回类型 ，只有在返回值的时候有效 ；</text:p>
      <text:p text:style-name="Standard"><text:s/>[ 表示数组 ，[Ljava/lang/String; <text:s/>可以对应到 java 语言里的 java.lang.String[] 类型 。</text:p>
      <text:p text:style-name="Standard"/>
      <text:p text:style-name="Standard"><draw:frame draw:style-name="fr1" draw:name="Object7" text:anchor-type="paragraph" svg:width="3.2071in" svg:height="1.3902in" draw:z-index="4"><draw:object xlink:href="./Object 7" xlink:type="simple" xlink:show="embed" xlink:actuate="onLoad"/><draw:image xlink:href="./ObjectReplacements/Object 7" xlink:type="simple" xlink:show="embed" xlink:actuate="onLoad"/></draw:frame></text:p>
      <text:h text:style-name="P25" text:outline-level="2"><text:bookmark-start text:name="__RefHeading__1447_1297412867"/>5. <text:s/>proto_ids<text:bookmark-end text:name="__RefHeading__1447_1297412867"/></text:h>
      <text:p text:style-name="Standard"/>
      <text:p text:style-name="Standard"><text:tab/>proto 的意思是 <text:span text:style-name="T1">method prototype <text:s/>代表 java 语言里的一个 method 的原型 。proto_ids 里的元素为 proto_id_item , 结构如下 。</text:span></text:p>
      <text:p text:style-name="P2"/>
      <text:p text:style-name="P2">uint <text:tab/>32-bit unsigned int, little-endian</text:p>
      <text:p text:style-name="P2">struct proto_id_item</text:p>
      <text:p text:style-name="P2">{</text:p>
      <text:p text:style-name="P2"><text:tab/>uint <text:tab/><text:tab/>shorty_idx;</text:p>
      <text:p text:style-name="P2"><text:tab/>uint <text:tab/><text:tab/>return_type_idx;</text:p>
      <text:p text:style-name="P2"><text:tab/>uint <text:tab/><text:tab/>parameters_off;</text:p>
      <text:p text:style-name="P2">}</text:p>
      <text:p text:style-name="Standard"><text:soft-page-break/></text:p>
      <text:p text:style-name="Standard">shorty_idx , 跟 type_ids 一样 ，它的值是一个 <text:s/>string_ids 的 index 号 ，最终是一个简短的字符串描述 ，用来说明该 method 原型 。</text:p>
      <text:p text:style-name="Standard">return_type_idx , 它的值是一个 <text:s/>type_ids 的 index 号 ，表示该 method 原型的返回值类型 。</text:p>
      <text:p text:style-name="Standard">parameters_off , 后缀 off 是 offset , 指向 method 原型的参数列表 type_list ; 若 method 没有参数 ，值为 0 。参数列表的格式是 type_list ，结构从逻辑上如下描述 。size 表示参数的个数 ；type_idx 是对应参数的类型 ，它的值是一个 type_ids 的 index 号 ，跟 return_type_idx 是同一个品种的东西 。</text:p>
      <text:p text:style-name="Standard"/>
      <text:p text:style-name="Standard">uint <text:tab/>32-bit unsigned int, little-endian</text:p>
      <text:p text:style-name="Standard">ushort <text:tab/>16-bit unsigned int, little-endian</text:p>
      <text:p text:style-name="Standard"/>
      <text:p text:style-name="Standard">struct type_list</text:p>
      <text:p text:style-name="Standard">{</text:p>
      <text:p text:style-name="Standard"><text:tab/>uint <text:tab/>size;</text:p>
      <text:p text:style-name="Standard"><text:tab/>ushort <text:tab/>type_idx[size];</text:p>
      <text:p text:style-name="Standard">}</text:p>
      <text:p text:style-name="Standard"/>
      <text:p text:style-name="Standard">header 里 proto_ids_size = 0x03 , proto_ids_off = 0xc4 , 它的二进制描述区如下 ：</text:p>
      <text:p text:style-name="Standard"/>
      <text:p text:style-name="Standard">00000c0: 0a00 0000<text:span text:style-name="T19"> </text:span><text:span text:style-name="T14">0800 0000 </text:span><text:span text:style-name="T12">0500 0000 0000 0000</text:span> <text:s/>................</text:p>
      <text:p text:style-name="Standard">00000d0: <text:span text:style-name="T12">0900 0000 0500 0000 6801 0000 0900 0000</text:span> <text:s/>........h.......</text:p>
      <text:p text:style-name="Standard">00000e0: <text:span text:style-name="T12">0500 0000 </text:span><text:span text:style-name="T14">7001 0000</text:span><text:span text:style-name="T19"> </text:span>0400 0100 0c00 0000 <text:s/>....p...........</text:p>
      <text:p text:style-name="Standard"/>
      <text:p text:style-name="Standard">type_list 的二进制描述区如下 ：</text:p>
      <text:p text:style-name="Standard">0000160: 6e20 0200 1000 0e00 <text:span text:style-name="T12">0100 0000 0300 0000</text:span> <text:s/>n ..............</text:p>
      <text:p text:style-name="Standard">0000170: <text:span text:style-name="T12">0100 0000 0600 063c</text:span> 696e 6974 3e00 1048 <text:s/>.......&lt;init&gt;..H</text:p>
      <text:p text:style-name="Standard"/>
      <text:p text:style-name="Standard">根据 proto_id_item <text:s/>和 type_list 的格式 ，对照这它们的二进制部分 ，整理出表格如下 ：</text:p>
      <text:p text:style-name="Standard"/>
      <text:p text:style-name="Standard"><draw:frame draw:style-name="fr1" draw:name="Object8" text:anchor-type="paragraph" svg:width="4.6016in" svg:height="1.7193in" draw:z-index="5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>可以看出 ，有 3 个 method 原型 ，返回值都为 void ，index = 0 的没有参数传入 ，index = 1 的传入一个 String 参数 ，index=2 的传入一个 String[] 类型的参数 。</text:p>
      <text:h text:style-name="P25" text:outline-level="2"><text:bookmark-start text:name="__RefHeading__1449_1297412867"/>6. field_ids<text:bookmark-end text:name="__RefHeading__1449_1297412867"/></text:h>
      <text:p text:style-name="Standard"/>
      <text:p text:style-name="Standard">filed_ids 区里面有被本 .dex 文件引用的所有的 field 。本区的元素格式是 field_id_item ，逻辑结构描述如<text:soft-page-break/>下 ：</text:p>
      <text:p text:style-name="Standard"/>
      <text:p text:style-name="Standard">ushort <text:s/>16<text:span text:style-name="T1">-bit unsigned int, little-endian</text:span></text:p>
      <text:p text:style-name="P2">uint <text:tab/>32-bit unsigned int, little-endian</text:p>
      <text:p text:style-name="Standard">struct filed_id_item</text:p>
      <text:p text:style-name="Standard">{</text:p>
      <text:p text:style-name="Standard"><text:tab/>ushort <text:tab/><text:tab/>class_idx;</text:p>
      <text:p text:style-name="Standard"><text:tab/>ushort <text:tab/><text:tab/>type_idx;</text:p>
      <text:p text:style-name="Standard"><text:tab/>uint<text:tab/><text:tab/>name_idx;</text:p>
      <text:p text:style-name="Standard">}</text:p>
      <text:p text:style-name="Standard"/>
      <text:p text:style-name="Standard">class_idx , 表示本 field 所属的 class 类型 , class_idx 的值是 type_ids 的一个 index ， 并且必须指向一个 class 类型 。</text:p>
      <text:p text:style-name="Standard">type_idx , 表示本 field 的类型 ，它的值也是 type_ids 的一个 index 。</text:p>
      <text:p text:style-name="Standard">name_idx , 表示本 field 的名称 ，它的值是 string_ids 的一个 index 。</text:p>
      <text:p text:style-name="Standard"/>
      <text:p text:style-name="Standard">header 里 field_ids_size = 1 , field_ids_off = 0xe8 。说明本 .dex 只有一个 field ，这部分的二进制描述如下 ：</text:p>
      <text:p text:style-name="Standard">00000e0: 0500 0000 7001 0000<text:span text:style-name="T12"> 0400 0100 0c00 0000 </text:span><text:s/>....p...........</text:p>
      <text:p text:style-name="Standard"/>
      <text:p text:style-name="Standard">filed_ids 只有一个一个元素 ，比较简单 。根据 fields_ids 的格式 ，整理出表格如下 。它是 Java 最常用的 System.out 标准输出部分 。</text:p>
      <text:p text:style-name="Standard"/>
      <text:p text:style-name="Standard"><draw:frame draw:style-name="fr1" draw:name="Object9" text:anchor-type="paragraph" svg:width="2.3181in" svg:height="1.2154in" draw:z-index="6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/>
      <text:h text:style-name="P25" text:outline-level="2"><text:bookmark-start text:name="__RefHeading__1451_1297412867"/>7. method_ids<text:bookmark-end text:name="__RefHeading__1451_1297412867"/></text:h>
      <text:p text:style-name="Standard"><text:tab/>method_ids 是索引区的最后一个条目 ，欢呼吧 ！！它索引了 .dex <text:s/>文件里的所有的 method. </text:p>
      <text:p text:style-name="Standard">method_ids <text:s/>的元素格式是 method_id_item ， 结构跟 fields_ids 很相似：</text:p>
      <text:p text:style-name="Standard"/>
      <text:p text:style-name="Standard">ushort <text:s/>16<text:span text:style-name="T1">-bit unsigned int, little-endian</text:span></text:p>
      <text:p text:style-name="P2">uint <text:tab/>32-bit unsigned int, little-endian</text:p>
      <text:p text:style-name="Standard">struct filed_id_item</text:p>
      <text:p text:style-name="Standard">{</text:p>
      <text:p text:style-name="Standard"><text:tab/>ushort <text:tab/><text:tab/>class_idx;</text:p>
      <text:p text:style-name="Standard"><text:tab/>ushort <text:tab/><text:tab/>proto_idx;</text:p>
      <text:p text:style-name="Standard"><text:tab/>uint<text:tab/><text:tab/>name_idx;</text:p>
      <text:p text:style-name="Standard">}</text:p>
      <text:p text:style-name="Standard"/>
      <text:p text:style-name="Standard"><text:soft-page-break/>class_idx , 和 name_idx 跟 fields_ids 是一样的 。</text:p>
      <text:p text:style-name="Standard">class_idx , 表示本 method 所属的 class 类型 , class_idx 的值是 type_ids 的一个 index ， 并且必须指向一个 class 类型 。</text:p>
      <text:p text:style-name="Standard">name_idx , 表示本 method 的名称 ，它的值是 string_ids 的一个 index 。</text:p>
      <text:p text:style-name="Standard">proto_idx 描述该 method 的原型 ，指向 proto_ids 的一个 index 。</text:p>
      <text:p text:style-name="Standard"/>
      <text:p text:style-name="Standard">header 里 method_ids_size = 0x04 , method_ids_off = 0xf0 。本部分的二进制描述如下 ：</text:p>
      <text:p text:style-name="Standard">00000f0: <text:span text:style-name="T12">0000 0000 0000 0000 0000 0200 0b00 0000</text:span> <text:s/>................</text:p>
      <text:p text:style-name="Standard">0000100: <text:span text:style-name="T12">0100 0100 0d00 0000 0200 0000 0000 0000</text:span> <text:s/>................</text:p>
      <text:p text:style-name="Standard"/>
      <text:p text:style-name="Standard">整理出表格如下 ：</text:p>
      <text:p text:style-name="Standard"/>
      <text:p text:style-name="Standard"><draw:frame draw:style-name="fr2" draw:name="Object10" text:anchor-type="paragraph" svg:width="6.0583in" svg:height="1.222in" draw:z-index="7"><draw:object xlink:href="./Object 10" xlink:type="simple" xlink:show="embed" xlink:actuate="onLoad"/><draw:image xlink:href="./ObjectReplacements/Object 10" xlink:type="simple" xlink:show="embed" xlink:actuate="onLoad"/></draw:frame></text:p>
      <text:p text:style-name="P6">对 .dex 反汇编的时候 ，常用的 method 表示方法是这种形式 :</text:p>
      <text:p text:style-name="P6">Lpackage/name/ObjectName;-&gt;MethodName(III)Z</text:p>
      <text:p text:style-name="P6"/>
      <text:p text:style-name="P6">将上述表格里的字符串再次整理下 ，method 的描述分别为 ：</text:p>
      <text:p text:style-name="P7">0 : <text:s/><text:span text:style-name="T20">Lhello; -&gt; &lt;init&gt;()V</text:span></text:p>
      <text:p text:style-name="P7">1：<text:span text:style-name="T20">LHello; -&gt; main</text:span><text:span text:style-name="T21">([Ljava/lang/String;)V</text:span></text:p>
      <text:p text:style-name="P7">2：<text:span text:style-name="T20">Ljava/io/PrintStream; -&gt; <text:s/>println(Ljava/lang/String;)V</text:span></text:p>
      <text:p text:style-name="P7"><text:span text:style-name="T20">3 : </text:span><text:span text:style-name="T22">Ljava/lang/Object; -&gt; <text:s/>&lt;init&gt;()V</text:span></text:p>
      <text:p text:style-name="P8"/>
      <text:p text:style-name="P9">至此 ，索引区的内容描述完毕 ，包括 string_ids , type_ids，proto_ids , field_ids , method_ids 。每个索引区域里存放着指向具体数据的偏移地址 （如 string_ids ) ， 或者存放的数据是其它索引区域里面的 index 号。</text:p>
      <text:p text:style-name="P6"/>
      <text:h text:style-name="P25" text:outline-level="2"><text:bookmark-start text:name="__RefHeading__1453_1297412867"/>8. class_defs<text:bookmark-end text:name="__RefHeading__1453_1297412867"/></text:h>
      <text:h text:style-name="Heading_20_3" text:outline-level="3"><text:bookmark-start text:name="__RefHeading__1455_1297412867"/>8.1 class_def_item<text:bookmark-end text:name="__RefHeading__1455_1297412867"/></text:h>
      <text:p text:style-name="P6">从字面意思解释 ，class_defs 区域里存放着 class definitions , class 的定义 。它的结构较 .dex 区都要复杂些 , 因为有些数据都直接指向了 data 区里面 。</text:p>
      <text:p text:style-name="P6"/>
      <text:p text:style-name="P7">class_defs 的数据格式为 class_def_item ， 结构描述如下 ：</text:p>
      <text:p text:style-name="P7"/>
      <text:p text:style-name="P3">uint <text:tab/>32-bit unsigned int, little-endian</text:p>
      <text:p text:style-name="P7">struct class_def_item </text:p>
      <text:p text:style-name="P7">{</text:p>
      <text:p text:style-name="P7"><text:tab/>uint<text:tab/>class_idx;</text:p>
      <text:p text:style-name="P7"><text:tab/>uint <text:tab/>access_flags;</text:p>
      <text:p text:style-name="P6"><text:tab/>uint <text:tab/>superclass_idx;</text:p>
      <text:p text:style-name="P6"><text:tab/>uint <text:tab/>interfaces_off;</text:p>
      <text:p text:style-name="P6"><text:soft-page-break/></text:p>
      <text:p text:style-name="P6"><text:tab/>uint<text:tab/>source_file_idx;</text:p>
      <text:p text:style-name="P6"><text:tab/>uint <text:tab/>annotations_off;</text:p>
      <text:p text:style-name="P6"><text:tab/>uint <text:tab/>class_data_off;</text:p>
      <text:p text:style-name="P6"><text:tab/>uint <text:tab/>static_value_off;</text:p>
      <text:p text:style-name="P6">}</text:p>
      <text:p text:style-name="P6"/>
      <text:p text:style-name="P6">(1) class_idx 描述具体的 class 类型 ，值是 type_ids 的一个 index 。值必须是一个 class 类型 ，不能是数组类型或者基本类型 。</text:p>
      <text:p text:style-name="P6">(2) access_flags <text:s/>描述 class 的访问类型 ，诸如 public , final , static 等 。在 dex-format.html 里 “access_flags Definitions” 有具体的描述 <text:s/>。</text:p>
      <text:p text:style-name="P6">(3) superclass_idx , 描述 supperclass 的类型 ，值的形式跟 class_idx 一样 。</text:p>
      <text:p text:style-name="P6">(4) interfaces_off , 值为偏移地址 ，指向 class 的 interfaces , 被指向的数据结构为 type_list 。class 若没有 interfaces ,值为 0。</text:p>
      <text:p text:style-name="P6">(5) source_file_idx , 表示源代码文件的信息 ，值是 string_ids 的一个 index 。若此项信息缺失 ，此项值赋值为 <text:span text:style-name="T9"><text:s/></text:span></text:p>
      <text:p text:style-name="P4">NO_INDEX=0xffff ffff 。</text:p>
      <text:p text:style-name="P4">(6) annotions_off <text:span text:style-name="T23">, 值是一个偏移地址 ，指向的内容是该 class 的注释 ，位置在 data 区，格式为 annotations_direcotry_item 。若没有此项内容 ，值为 0 。</text:span></text:p>
      <text:p text:style-name="P5">(7) class_data_off , 值是一个偏移地址 ，指向的内容是该 class 的使用到的数据 ，位置在 data 区，格式为 class_data_item 。若没有此项内容 ，值为 0 。该结构里有很多内容 ，详细描述该 class 的 field ， method , method 里的执行代码等信息 ，后面有一个比较大的篇幅来讲述 class_data_item 。</text:p>
      <text:p text:style-name="P5">(8) static_value_off , <text:s/>值是一个偏移地址 ，指向 data 区里的一个列表 ( list ) ，格式为 encoded_array_item 。若没有此项内容 ，值为 0 。</text:p>
      <text:p text:style-name="P5"/>
      <text:p text:style-name="P5">header 里 class_defs_size = 0x01 , class_defs_off = 0x 0110 。则此段二进制描述为 ：</text:p>
      <text:p text:style-name="P5"/>
      <text:p text:style-name="P4"><text:span text:style-name="T23">0000110: </text:span><text:span text:style-name="T15">0000 0000 0100 0000 0200 0000 0000 0000</text:span><text:span text:style-name="T23"> <text:s/>................</text:span></text:p>
      <text:p text:style-name="P4"><text:span text:style-name="T23">0000120: </text:span><text:span text:style-name="T15">0200 0000 0000 0000 3402 0000 0000 0000</text:span><text:span text:style-name="T23"> <text:s/>........4.......</text:span></text:p>
      <text:p text:style-name="P5"/>
      <text:p text:style-name="P5">根据对数据结构 class_def_item 的描述 ，整理出表格如下 ：</text:p>
      <text:p text:style-name="P5"/>
      <text:p text:style-name="P5"><draw:frame draw:style-name="fr2" draw:name="Object11" text:anchor-type="paragraph" svg:width="3.3283in" svg:height="1.5429in" draw:z-index="8"><draw:object xlink:href="./Object 11" xlink:type="simple" xlink:show="embed" xlink:actuate="onLoad"/><draw:image xlink:href="./ObjectReplacements/Object 11" xlink:type="simple" xlink:show="embed" xlink:actuate="onLoad"/></draw:frame>其实最初被编译的源码只有几行 ，和 class_def_item 的表格对照下 ，一目了然 。</text:p>
      <text:p text:style-name="P5">source file : Hello.java </text:p>
      <text:p text:style-name="P5">public class Hello</text:p>
      <text:p text:style-name="P5">{</text:p>
      <text:p text:style-name="P5"><text:soft-page-break/><text:tab/>public static void main(String[] argc)</text:p>
      <text:p text:style-name="P5"><text:tab/>{</text:p>
      <text:p text:style-name="P5"><text:tab/><text:tab/>System.out.println("Hello, Android!\n");</text:p>
      <text:p text:style-name="P5"><text:tab/>}</text:p>
      <text:p text:style-name="P5">}</text:p>
      <text:p text:style-name="P5"/>
      <text:h text:style-name="Heading_20_3" text:outline-level="3"><text:bookmark-start text:name="__RefHeading__1457_1297412867"/>8.2 <text:s/>class_def_item --&gt; class_data_item<text:bookmark-end text:name="__RefHeading__1457_1297412867"/></text:h>
      <text:p text:style-name="P5"><text:s/>class_data_off 指向 data 区里的 class_data_item 结构 ,class_data_item 里存放着本 class 使用到的各种数据 ，下面是 class_data_item 的逻辑结构 ：</text:p>
      <text:p text:style-name="P5"/>
      <text:p text:style-name="P5">uleb128 <text:s/>unsigned little-endian base 128 </text:p>
      <text:p text:style-name="P5">struct class_data_item</text:p>
      <text:p text:style-name="P5">{</text:p>
      <text:p text:style-name="P5"><text:tab/>uleb128<text:tab/><text:tab/>static_fields_size;</text:p>
      <text:p text:style-name="P5"><text:tab/>uleb128 <text:tab/><text:tab/>instance_fields_size;</text:p>
      <text:p text:style-name="P5"><text:tab/>uleb128<text:tab/><text:tab/>direct_methods_size;</text:p>
      <text:p text:style-name="P5"><text:tab/>uleb128<text:tab/><text:tab/>virtual_methods_size;</text:p>
      <text:p text:style-name="P5"/>
      <text:p text:style-name="P5"><text:tab/>encoded_field<text:tab/><text:tab/>static_fields [ static_fields_size ];</text:p>
      <text:p text:style-name="P5"><text:tab/>encoded_field<text:tab/><text:tab/>instance_fields [ instance_fields_size ];</text:p>
      <text:p text:style-name="P5"><text:tab/>encoded_method<text:tab/>direct_methods [ direct_method_size ];</text:p>
      <text:p text:style-name="P5"><text:tab/>encoded_method<text:tab/>virtual_methods [ virtual_methods_size ];</text:p>
      <text:p text:style-name="P5">}</text:p>
      <text:p text:style-name="P5"/>
      <text:p text:style-name="P5">关于元素的格式 uleb128 在 3. string_ids 里有讲述过 ，不赘述 。</text:p>
      <text:p text:style-name="P5">encoded_field 的结构如下 ：</text:p>
      <text:p text:style-name="P5">struct encoded_field</text:p>
      <text:p text:style-name="P5">{</text:p>
      <text:p text:style-name="P5"><text:tab/>uleb128 <text:tab/>filed_idx_diff; // index into filed_ids for ID of this filed</text:p>
      <text:p text:style-name="P5"><text:tab/>uleb128 <text:tab/>access_flags; // access flags like public, static etc.</text:p>
      <text:p text:style-name="P5">}</text:p>
      <text:p text:style-name="P5"/>
      <text:p text:style-name="P5">encoded_method 的结构如下 ：</text:p>
      <text:p text:style-name="P5">struct encoded_method</text:p>
      <text:p text:style-name="P5">{</text:p>
      <text:p text:style-name="P5"><text:tab/>uleb128<text:tab/>method_idx_diff;</text:p>
      <text:p text:style-name="P5"><text:tab/>uleb128 <text:tab/>access_flags;</text:p>
      <text:p text:style-name="P5"><text:tab/>uleb128<text:tab/>code_off;</text:p>
      <text:p text:style-name="P5"><text:soft-page-break/>}</text:p>
      <text:p text:style-name="P5">（1）method_idx_diff , 前缀 methd_idx 表示它的值是 method_ids 的一个 index ，后缀 _diff 表示它是于另外一个 method_idx 的一个差值 ，就是相对于 encodeed_method [] 数组里上一个元素的 method_idx 的差值 。其实 encoded_filed - &gt; field_idx_diff 表示的也是相同的意思 ，只是编译出来的 Hello.dex 文件里没有使用到 class filed 所以没有仔细讲 ，详细的参考 dex_format.html 的官网文档 。</text:p>
      <text:p text:style-name="P5">（2）access_flags ， 访问权限 ， 比如 public、private、static、final 等 。</text:p>
      <text:p text:style-name="P5">（3） code_off , <text:s/>一个指向 data 区的偏移地址 ，目标是本 method 的代码实现 。被指向的结构是 code_item <text:s/>，有近 10 项元素 ，后面再详细解释 。</text:p>
      <text:p text:style-name="P5"/>
      <text:p text:style-name="P5">class_def_item -- &gt; class_data_off = 0x 0234 。</text:p>
      <text:p text:style-name="P5"/>
      <text:p text:style-name="P5">0000230: 070e 7800 <text:span text:style-name="T12">0000 0200 0081 8004 b002 0109</text:span> <text:s/>..x.............</text:p>
      <text:p text:style-name="P5">0000240: <text:span text:style-name="T12">c802</text:span> 0000 0d00 0000 0000 0000 0100 0000 <text:s/>................</text:p>
      <text:p text:style-name="P5"/>
      <text:p text:style-name="P5"><draw:frame draw:style-name="fr2" draw:name="Object12" text:anchor-type="paragraph" svg:width="3.6299in" svg:height="1.7217in" draw:z-index="9"><draw:object xlink:href="./Object 12" xlink:type="simple" xlink:show="embed" xlink:actuate="onLoad"/><draw:image xlink:href="./ObjectReplacements/Object 12" xlink:type="simple" xlink:show="embed" xlink:actuate="onLoad"/></draw:frame></text:p>
      <text:p text:style-name="P5">名称为 LHello; 的 class 里只有 2 个 directive methods 。 directive_methods 里的值都是 uleb128 的原始二进制值 。按照 directive_methods 的格式 encoded_method 再整理一次这 2 个 method 描述 ，得到结果如下表格所描述 。method 一个是 &lt;init&gt; , 一个是 main ， 两个都比较底层 ，详细的原理自行搜索 Java 语言的解释 ，此不赘述 。</text:p>
      <text:p text:style-name="P5"/>
      <text:p text:style-name="Standard"><draw:frame draw:style-name="fr1" draw:name="Object13" text:anchor-type="paragraph" svg:width="5.8728in" svg:height="1.2154in" draw:z-index="10"><draw:object xlink:href="./Object 13" xlink:type="simple" xlink:show="embed" xlink:actuate="onLoad"/><draw:image xlink:href="./ObjectReplacements/Object 13" xlink:type="simple" xlink:show="embed" xlink:actuate="onLoad"/></draw:frame></text:p>
      <text:h text:style-name="Heading_20_3" text:outline-level="3"><text:bookmark-start text:name="__RefHeading__1459_1297412867"/>8.3 class_def_item --&gt; class_data_item --&gt; code_item<text:bookmark-end text:name="__RefHeading__1459_1297412867"/></text:h>
      <text:p text:style-name="Text_20_body">到这里 ，逻辑的描述有点深入了 。我自己都有点分析不过来 ，先理一下是怎么走到这一步的 ，code_item 在 .dex 里处于一个什么位置 。</text:p>
      <text:p text:style-name="Text_20_body">（1）一个 .dex 文件被分成了 9 个区 ，详细见 “1. dex 整个文件的布局 ” 。其中有一个索引区叫做 class_defs <text:s/>， 索引了 .dex 里面用到的 class ，以及对这个 class 的描述 。Hello.dex 里只有一个 class <text:s/>– “ <text:s/><text:soft-page-break/>LHello; <text:s/>” 。</text:p>
      <text:p text:style-name="Text_20_body">（2） class_defs 区 ， 这里面其实是class_def_item 结构 。这个结构里描述了 LHello; 的各种信息 ，诸如名称 ，superclass , access flag， interface 等 。class_def_item 里有一个元素 class_data_off , 指向 data 区里的一个 class_data_item 结构 ，用来描述 class 使用到的各种数据 。自此以后的结构都归于 data 区了 。</text:p>
      <text:p text:style-name="Text_20_body">（3）class_data_item 结构 ，里描述值着 class 里使用到的 static field , instance field , direct_method ， 和 virtual_method 的数目和描述 。例子 Hello.dex 里 ，只有 2 个 direct_method , 其余的 field 和 method 的数目都为 0 。描述 direct_method 的结构叫做 encoded_method ，是用来详细描述某个 method 的 。</text:p>
      <text:p text:style-name="Text_20_body">（4） encoded_method 结构 ，描述某个 method 的 method 类型 ， access flags 和一个指向 code_item 的偏移地址 ，里面存放的是该 method 的具体实现 。</text:p>
      <text:p text:style-name="Text_20_body">（5） code_item ， 一层又一层 ，盗梦空间啊！简要的说 ，code_item 结构里描述着某个 method 的具体实现 。它的结构如下描述 ：</text:p>
      <text:p text:style-name="Text_20_body">struct code_item</text:p>
      <text:p text:style-name="Text_20_body">{</text:p>
      <text:p text:style-name="Text_20_body"><text:tab/>ushort<text:tab/><text:tab/>registers_size;</text:p>
      <text:p text:style-name="Text_20_body"><text:tab/>ushort<text:tab/><text:tab/>ins_size;</text:p>
      <text:p text:style-name="Text_20_body"><text:tab/>ushort<text:tab/><text:tab/>outs_size;</text:p>
      <text:p text:style-name="Text_20_body"><text:tab/>ushort<text:tab/><text:tab/>tries_size;</text:p>
      <text:p text:style-name="Text_20_body"><text:tab/>uint<text:tab/><text:tab/>debug_info_off;</text:p>
      <text:p text:style-name="Text_20_body"><text:tab/>uint<text:tab/><text:tab/>insns_size;</text:p>
      <text:p text:style-name="Text_20_body"><text:tab/>ushort<text:tab/><text:tab/>insns [ insns_size ];</text:p>
      <text:p text:style-name="Text_20_body"><text:tab/>ushort<text:tab/><text:tab/>paddding; // optional</text:p>
      <text:p text:style-name="Text_20_body"><text:tab/>try_item<text:tab/>tries [ tyies_size ]; // optional</text:p>
      <text:p text:style-name="Text_20_body"><text:tab/>encoded_catch_handler_list handlers; // optional</text:p>
      <text:p text:style-name="Text_20_body">}<text:tab/></text:p>
      <text:p text:style-name="Text_20_body">末尾的 3 项标志为 optional , 表示可能有 ，也可能没有 ，根据具体的代码来 。</text:p>
      <text:p text:style-name="Text_20_body">(1) <text:s/>registers_size, 本段代码使用到的寄存器数目。</text:p>
      <text:p text:style-name="Text_20_body">(2) <text:s/>ins_size, method 传入参数的数目 。</text:p>
      <text:p text:style-name="Text_20_body">(3) <text:s/>outs_size, 本段代码调用其它method 时需要的参数个数 。</text:p>
      <text:p text:style-name="Text_20_body">(4) tries_size, try_item 结构的个数 。</text:p>
      <text:p text:style-name="Text_20_body">(5) debug_off, <text:s/>偏移地址 ，指向本段代码的 debug 信息存放位置 ，是一个 debug_info_item 结构。</text:p>
      <text:p text:style-name="Text_20_body">(6) insns_size, 指令列表的大小 ，以 16-bit 为单位 。 insns 是 instructions 的缩写 。</text:p>
      <text:p text:style-name="Text_20_body"><text:soft-page-break/>(7) padding , 值为 0 ，用于对齐字节 。</text:p>
      <text:p text:style-name="Text_20_body">(8) tries 和 handlers ， 用于处理 java 中的 exception , 常见的语法有 try catch 。</text:p>
      <text:p text:style-name="Text_20_body"/>
      <text:h text:style-name="Heading_20_3" text:outline-level="3"><text:bookmark-start text:name="__RefHeading__1461_1297412867"/>8.4 分析 main method 的执行代码并与 smali 反编译的结果比较<text:bookmark-end text:name="__RefHeading__1461_1297412867"/></text:h>
      <text:p text:style-name="Text_20_body">在 8.2 节里有 2 个 method , 因为 main 里的执行代码是自己写的 ，分析它会熟悉很多 。偏移地址是 directive_method [1] -&gt; code_off = 0x0148 ，二进制描述如下 ：</text:p>
      <text:p text:style-name="Text_20_body">0000140: 7010 0300 0000 0e00 <text:span text:style-name="T12">0300 0100 0200 0000</text:span> <text:s/>p...............</text:p>
      <text:p text:style-name="Text_20_body">0000150: <text:span text:style-name="T12">2d02 0000 0800 0000 6200 0000 1a01 0100 </text:span><text:s/>-.......b.......</text:p>
      <text:p text:style-name="Text_20_body">0000160: <text:span text:style-name="T12">6e20 0200 1000 0e00 </text:span>0100 0000 0300 0000 <text:s/>n ..............</text:p>
      <text:p text:style-name="Text_20_body">根据 code_item 的结构整理表格如下 ：</text:p>
      <text:p text:style-name="Text_20_body"><draw:frame draw:style-name="fr1" draw:name="Object1" text:anchor-type="paragraph" svg:width="4.6382in" svg:height="1.5543in" draw:z-index="12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insns 数组里的 8 个二进制原始数据 ， 对这些数据的解析 ，需要对照官网的文档 《Dalvik VM Instruction Format》和《Bytecode for Dalvik VM》。</text:p>
      <text:p text:style-name="Text_20_body">分析思路整理如下 </text:p>
      <text:p text:style-name="Text_20_body">（1) 《Dalvik VM Instruction Format》 里操作符 op 都是位于首个 16bit 数据的低 8 bit ，起始的是 op = 0x62。</text:p>
      <text:p text:style-name="Text_20_body">(2) 在 《Bytecode for Dalvik VM》 里找到对应的 Syntax 和 format 。</text:p>
      <text:p text:style-name="Text_20_body">syntax = sget_object</text:p>
      <text:p text:style-name="Text_20_body">format = 0x21c 。</text:p>
      <text:p text:style-name="Text_20_body">（3） 在《Dalvik VM Instruction Format》里查找 21c ， 得知 op = 0x62 的指令占据 2 个 16 bit 数据 ，</text:p>
      <text:p text:style-name="Text_20_body"><text:span text:style-name="T1">格式是 AA|</text:span><text:span text:style-name="T3">op <text:s/></text:span><text:span text:style-name="T1">BBBB ，解释为 </text:span><text:span text:style-name="Source_20_Text"><text:span text:style-name="T10">op </text:span></text:span><text:span text:style-name="T1">vAA, </text:span><text:a xlink:type="simple" xlink:href="mailto:type@BBBB">type@BBBB</text:a><text:span text:style-name="T1"> 。因此这 8 组 16 bit 数据里 ，前 2 个是一组 。对比数据得 AA=0x00, BBBB = 0x0000。</text:span></text:p>
      <text:p text:style-name="P15">(4)返回《Bytecode for Dalvik VM》里查阅对 sget_object 的解释， AA 的值表示 Value Register ，即 0 号寄存器； BBBB 表示 static field 的 index ，就是之前分析的field_ids 区里 Index = 0 指向的那个东西 ，当时的 fields_ids 的分析结果如下 ：</text:p>
      <text:p text:style-name="P15"><draw:frame draw:style-name="fr2" draw:name="Object2" text:anchor-type="paragraph" svg:width="2.3181in" svg:height="1.2154in" draw:z-index="13"><draw:object xlink:href="./Object 2" xlink:type="simple" xlink:show="embed" xlink:actuate="onLoad"/><draw:image xlink:href="./ObjectReplacements/Object 2" xlink:type="simple" xlink:show="embed" xlink:actuate="onLoad"/></draw:frame><text:soft-page-break/>对 field 常用的表述是 </text:p>
      <text:p text:style-name="P15">包含 field 的类型 -&gt; field 名称 ：field 类型 。</text:p>
      <text:p text:style-name="P15">此次指向的就是 Ljava/lang/System; -&gt; out:Ljava/io/printStream;</text:p>
      <text:p text:style-name="P15">（5）综上 ，前 2 个 16 bit 数据 0x 0062 0000 , 解释为 </text:p>
      <text:p text:style-name="P15">sget_object v0, Ljava/lang/System; -&gt; out:Ljava/io/printStream;</text:p>
      <text:p text:style-name="P15">其余的 6 个 16 bit 数据分析思路跟这个一样 ，依次整理如下 ：</text:p>
      <text:p text:style-name="Text_20_body"><text:span text:style-name="T1">0x011a 0x0001: <text:tab/>const-string v1, “</text:span><text:span text:style-name="T4">Hello, Android!”</text:span></text:p>
      <text:p text:style-name="P15">0x206e 0x0002 0x0010: </text:p>
      <text:p text:style-name="Text_20_body"><text:span text:style-name="T1">invoke-virtual {v0, v1}, </text:span><text:span text:style-name="T5">Ljava/io/PrintStream; -&gt; <text:s/>println(Ljava/lang/String;)V</text:span></text:p>
      <text:p text:style-name="P16">0x000e: return-void</text:p>
      <text:p text:style-name="P16">（6） 最后再整理下 main method , 用容易理解的方式表示出来就是 。</text:p>
      <text:p text:style-name="P16"/>
      <text:p text:style-name="Text_20_body"><text:span text:style-name="T5">ACC_PUBLIC ACC_STATIC </text:span><text:span text:style-name="T4">LHello;-&gt;main</text:span><text:span text:style-name="T6">([Ljava/lang/String;)V</text:span></text:p>
      <text:p text:style-name="P16">{</text:p>
      <text:p text:style-name="P17">sget_object v0, Ljava/lang/System; -&gt; out:Ljava/io/printStream;</text:p>
      <text:p text:style-name="Text_20_body"><text:span text:style-name="T7">const-string v1,</text:span><text:span text:style-name="T4">Hello, Android!</text:span></text:p>
      <text:p text:style-name="Text_20_body"><text:span text:style-name="T8">invoke-virtual {v0, v1}, </text:span><text:span text:style-name="T5">Ljava/io/PrintStream; -&gt; <text:s/>println(Ljava/lang/String;)V</text:span></text:p>
      <text:p text:style-name="P16">return-void</text:p>
      <text:p text:style-name="P16">}</text:p>
      <text:p text:style-name="P15">看起来很像 smali 格式语言 ，不妨使用 smali 反编译下 Hello.dex , 看看 smali 生成的代码跟方才推导出来的有什么差异 。</text:p>
      <text:p text:style-name="P15"/>
      <text:p text:style-name="P15">.method public static main([Ljava/lang/String;)V</text:p>
      <text:p text:style-name="P15"><text:s text:c="4"/>.registers 3</text:p>
      <text:p text:style-name="P15"/>
      <text:p text:style-name="P15"><text:s text:c="4"/>.prologue</text:p>
      <text:p text:style-name="P15"><text:s text:c="4"/>.line 5</text:p>
      <text:p text:style-name="P15"><text:s text:c="4"/>sget-object v0, Ljava/lang/System;-&gt;out:Ljava/io/PrintStream;</text:p>
      <text:p text:style-name="P15"/>
      <text:p text:style-name="P15"><text:s text:c="4"/>const-string v1, "Hello, Android!\n"</text:p>
      <text:p text:style-name="P15"><text:soft-page-break/></text:p>
      <text:p text:style-name="P15"><text:s text:c="4"/>invoke-virtual {v0, v1}, Ljava/io/PrintStream;-&gt;println(Ljava/lang/String;)V</text:p>
      <text:p text:style-name="P15"/>
      <text:p text:style-name="P15"><text:s text:c="4"/>.line 6</text:p>
      <text:p text:style-name="P15"><text:s text:c="4"/>return-void</text:p>
      <text:p text:style-name="P15"/>
      <text:p text:style-name="P15">从内容上看 ，二者形式上有些差异 ，但表述的是同一个 method 。这说明刚才的分析走的路子是没有跑偏的 。另外一个 method 是 &lt;init&gt; , <text:s/>若是分析的话 ，思路和流程跟 main 一样 。走到这里，心里很踏实了。</text:p>
      <text:p text:style-name="P15"/>
      <text:p text:style-name="P15">这两天的分析过程 ，脑袋充满了各种 “ 因为... 所以... ” 和指向箭头 。就像小时候看动画片《名侦探柯南》，各种推理，心情随着故事情节起起伏伏。当最终对比自己的分析代码和生成的反汇编 smali 文件，并且对比结果是大家在表述同一个执行时，心里面很开心。</text:p>
      <text:h text:style-name="P18" text:outline-level="1"><text:bookmark-start text:name="__RefHeading__1648_1157264419"/>Version History<text:bookmark-end text:name="__RefHeading__1648_1157264419"/></text:h>
      <text:p text:style-name="Text_20_body"/>
      <text:p text:style-name="Text_20_body"><draw:frame draw:style-name="fr3" draw:name="Object16" text:anchor-type="paragraph" svg:x="0.9165in" svg:y="0.0028in" svg:width="5.0925in" svg:height="2.3008in" draw:z-index="15"><draw:object xlink:href="./Object 17" xlink:type="simple" xlink:show="embed" xlink:actuate="onLoad"/><draw:image xlink:href="./ObjectReplacements/Object 17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2" svg:font-family="'Lohit Hindi'"/>
    <style:font-face style:name="Roboto" svg:font-family="Roboto, sans-serif"/>
    <style:font-face style:name="monospace" svg:font-family="monospace"/>
    <style:font-face style:name="DejaVu Sans Mono" svg:font-family="'DejaVu Sans Mono'" style:font-family-generic="modern" style:font-pitch="fixed"/>
    <style:font-face style:name="Lohit Hindi3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文泉驿正黑" svg:font-family="文泉驿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Zen Hei" style:font-size-asian="24pt" style:font-weight-asian="bold" style:font-name-complex="Lohit Hindi1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Hindi3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Zen Hei" style:font-size-asian="14pt" style:font-weight-asian="bold" style:font-name-complex="Lohit Hindi1" style:font-size-complex="14pt" style:font-weight-complex="bold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WenQuanYi Zen Hei Mono" style:font-name-complex="Lohit Hindi3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per Li</meta:initial-creator>
    <meta:creation-date>2014-02-16T19:59:08</meta:creation-date>
    <meta:generator>LibreOffice/3.5$Linux_X86_64 LibreOffice_project/350m1$Build-2</meta:generator>
    <dc:date>2014-03-23T11:35:48</dc:date>
    <meta:editing-duration>PT7H22M55S</meta:editing-duration>
    <meta:editing-cycles>39</meta:editing-cycles>
    <dc:title>Dex file Format</dc:title>
    <dc:creator>Jasper Li</dc:creator>
    <meta:document-statistic meta:table-count="0" meta:image-count="0" meta:object-count="16" meta:page-count="24" meta:paragraph-count="461" meta:word-count="4766" meta:character-count="20525" meta:non-whitespace-character-count="17837"/>
    <meta:user-defined meta:name="Jasper.Li">Jasper.Li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429in"/>
    </style:style>
    <style:style style:name="co3" style:family="table-column">
      <style:table-column-properties fo:break-before="auto" style:column-width="3.29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</office:automatic-styles>
  <office:body>
    <office:spreadsheet>
      <table:table table:name="class_defs" table:style-name="ta1">
        <table:table-column table:style-name="co1" table:number-columns-repeated="14" table:default-cell-style-name="Default"/>
        <table:table-column table:style-name="co2" table:default-cell-style-name="ce6"/>
        <table:table-column table:style-name="co3" table:default-cell-style-name="ce6"/>
        <table:table-row table:style-name="ro1" table:number-rows-repeated="4">
          <table:table-cell table:number-columns-repeated="14"/>
          <table:table-cell table:style-name="Default" table:number-columns-repeated="2"/>
        </table:table-row>
        <table:table-row table:style-name="ro2">
          <table:table-cell table:number-columns-repeated="14"/>
          <table:table-cell table:style-name="ce4" office:value-type="string">
            <text:p>name</text:p>
          </table:table-cell>
          <table:table-cell table:style-name="ce4" office:value-type="string">
            <text:p>value</text:p>
          </table:table-cell>
        </table:table-row>
        <table:table-row table:style-name="ro2">
          <table:table-cell table:number-columns-repeated="14"/>
          <table:table-cell table:style-name="ce5" office:value-type="string">
            <text:p>registers_size</text:p>
          </table:table-cell>
          <table:table-cell office:value-type="string">
            <text:p>0x03</text:p>
          </table:table-cell>
        </table:table-row>
        <table:table-row table:style-name="ro3">
          <table:table-cell table:number-columns-repeated="14"/>
          <table:table-cell office:value-type="string">
            <text:p>ins_size</text:p>
          </table:table-cell>
          <table:table-cell office:value-type="string">
            <text:p>0x01</text:p>
          </table:table-cell>
        </table:table-row>
        <table:table-row table:style-name="ro2">
          <table:table-cell table:number-columns-repeated="14"/>
          <table:table-cell office:value-type="string">
            <text:p>outs_size</text:p>
          </table:table-cell>
          <table:table-cell office:value-type="string">
            <text:p>0x02</text:p>
          </table:table-cell>
        </table:table-row>
        <table:table-row table:style-name="ro2">
          <table:table-cell table:number-columns-repeated="14"/>
          <table:table-cell table:style-name="ce5" office:value-type="string">
            <text:p>tries_size</text:p>
          </table:table-cell>
          <table:table-cell office:value-type="string">
            <text:p>0x00</text:p>
          </table:table-cell>
        </table:table-row>
        <table:table-row table:style-name="ro2">
          <table:table-cell table:number-columns-repeated="14"/>
          <table:table-cell office:value-type="string">
            <text:p>debug_info_off</text:p>
          </table:table-cell>
          <table:table-cell office:value-type="string">
            <text:p>0x022d</text:p>
          </table:table-cell>
        </table:table-row>
        <table:table-row table:style-name="ro2">
          <table:table-cell table:number-columns-repeated="14"/>
          <table:table-cell office:value-type="string">
            <text:p>insns_size</text:p>
          </table:table-cell>
          <table:table-cell office:value-type="string">
            <text:p>0x08</text:p>
          </table:table-cell>
        </table:table-row>
        <table:table-row table:style-name="ro4">
          <table:table-cell table:number-columns-repeated="14"/>
          <table:table-cell office:value-type="string">
            <text:p>insns</text:p>
          </table:table-cell>
          <table:table-cell office:value-type="string">
            <text:p>0x0062 0x0000 0x011a 0x0001</text:p>
            <text:p>0x206e 0x0002 0x0010 0x000e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4" number:grouping="true"/>
      <number:text> </number:text>
    </number:number-style>
    <number:number-style style:name="N122">
      <number:text>(</number:text>
      <number:number number:decimal-places="0" number:min-integer-digits="4" number:grouping="true"/>
      <number:text>)</number:text>
      <style:map style:condition="value()&gt;=0" style:apply-style-name="N122P0"/>
    </number:number-style>
    <number:number-style style:name="N123">
      <number:number number:decimal-places="0" number:min-integer-digits="4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1.6008in"/>
    </style:style>
    <style:style style:name="co4" style:family="table-column">
      <style:table-column-properties fo:break-before="auto" style:column-width="1.4827in"/>
    </style:style>
    <style:style style:name="co5" style:family="table-column">
      <style:table-column-properties fo:break-before="auto" style:column-width="1.2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 style:font-name="Liberation Sans" style:font-name-asian="WenQuanYi Zen Hei" style:font-name-complex="Lohit Hindi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Liberation Sans" style:font-name-asian="WenQuanYi Zen Hei" style:font-name-complex="Lohit Hindi"/>
    </style:style>
    <style:style style:name="T1" style:family="text"/>
  </office:automatic-styles>
  <office:body>
    <office:spreadsheet>
      <table:table table:name="method_ids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row table:style-name="ro1" table:number-rows-repeated="4">
          <table:table-cell table:style-name="Default" table:number-columns-repeated="5"/>
        </table:table-row>
        <table:table-row table:style-name="ro2">
          <table:table-cell office:value-type="string">
            <text:p>inde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class_idx</text:p>
          </table:table-cell>
          <table:table-cell table:number-columns-repeated="2" office:value-type="string">
            <text:p>0x00</text:p>
          </table:table-cell>
          <table:table-cell office:value-type="string">
            <text:p>0x01</text:p>
          </table:table-cell>
          <table:table-cell office:value-type="string">
            <text:p>0x02</text:p>
          </table:table-cell>
        </table:table-row>
        <table:table-row table:style-name="ro3">
          <table:table-cell office:value-type="string">
            <text:p>proto_idx</text:p>
          </table:table-cell>
          <table:table-cell office:value-type="string">
            <text:p>0x00</text:p>
          </table:table-cell>
          <table:table-cell office:value-type="string">
            <text:p>0x02</text:p>
          </table:table-cell>
          <table:table-cell office:value-type="string">
            <text:p>0x01</text:p>
          </table:table-cell>
          <table:table-cell office:value-type="string">
            <text:p>0x00</text:p>
          </table:table-cell>
        </table:table-row>
        <table:table-row table:style-name="ro3">
          <table:table-cell office:value-type="string">
            <text:p>name_idx</text:p>
          </table:table-cell>
          <table:table-cell office:value-type="string">
            <text:p>0x00</text:p>
          </table:table-cell>
          <table:table-cell office:value-type="string">
            <text:p>0x0b</text:p>
          </table:table-cell>
          <table:table-cell office:value-type="string">
            <text:p>0x0d</text:p>
          </table:table-cell>
          <table:table-cell office:value-type="string">
            <text:p>0x00</text:p>
          </table:table-cell>
        </table:table-row>
        <table:table-row table:style-name="ro3">
          <table:table-cell office:value-type="string">
            <text:p>class string</text:p>
          </table:table-cell>
          <table:table-cell table:number-columns-repeated="2" office:value-type="string">
            <text:p>LHello;</text:p>
          </table:table-cell>
          <table:table-cell office:value-type="string">
            <text:p>Ljava/io/PrintStream;</text:p>
          </table:table-cell>
          <table:table-cell office:value-type="string">
            <text:p>Ljava/lang/Object;</text:p>
          </table:table-cell>
        </table:table-row>
        <table:table-row table:style-name="ro3">
          <table:table-cell office:value-type="string">
            <text:p>protostring</text:p>
          </table:table-cell>
          <table:table-cell office:value-type="string">
            <text:p>V()V</text:p>
          </table:table-cell>
          <table:table-cell table:style-name="ce6" office:value-type="string">
            <text:p>VL([Ljava/lang/String;)V</text:p>
          </table:table-cell>
          <table:table-cell office:value-type="string">
            <text:p>V(Ljava/lang/String;)V</text:p>
          </table:table-cell>
          <table:table-cell office:value-type="string">
            <text:p>V()V</text:p>
          </table:table-cell>
        </table:table-row>
        <table:table-row table:style-name="ro3">
          <table:table-cell office:value-type="string">
            <text:p>name string</text:p>
          </table:table-cell>
          <table:table-cell office:value-type="string">
            <text:p>&lt;init&gt;</text:p>
          </table:table-cell>
          <table:table-cell office:value-type="string">
            <text:p>main</text:p>
          </table:table-cell>
          <table:table-cell office:value-type="string">
            <text:p>println</text:p>
          </table:table-cell>
          <table:table-cell office:value-type="string">
            <text:p>&lt;init&gt;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4" number:grouping="true"/>
      <number:text> </number:text>
    </number:number-style>
    <number:number-style style:name="N122">
      <number:text>(</number:text>
      <number:number number:decimal-places="0" number:min-integer-digits="4" number:grouping="true"/>
      <number:text>)</number:text>
      <style:map style:condition="value()&gt;=0" style:apply-style-name="N122P0"/>
    </number:number-style>
    <number:number-style style:name="N123">
      <number:number number:decimal-places="0" number:min-integer-digits="4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8" style:family="table-cell" style:parent-style-name="Default">
      <style:table-cell-properties fo:border="0.06pt solid #000000"/>
    </style:style>
  </office:automatic-styles>
  <office:body>
    <office:spreadsheet>
      <table:table table:name="class_defs" table:style-name="ta1">
        <table:table-column table:style-name="co1" table:default-cell-style-name="ce5"/>
        <table:table-column table:style-name="co2" table:default-cell-style-name="ce7"/>
        <table:table-column table:style-name="co3" table:default-cell-style-name="ce8"/>
        <table:table-row table:style-name="ro1" table:number-rows-repeated="4">
          <table:table-cell table:style-name="Default" table:number-columns-repeated="3"/>
        </table:table-row>
        <table:table-row table:style-name="ro2">
          <table:table-cell office:value-type="string">
            <text:p>element</text:p>
          </table:table-cell>
          <table:table-cell table:style-name="ce6" office:value-type="string">
            <text:p>value</text:p>
          </table:table-cell>
          <table:table-cell table:style-name="ce5" office:value-type="string">
            <text:p>associated strinigs</text:p>
          </table:table-cell>
        </table:table-row>
        <table:table-row table:style-name="ro2">
          <table:table-cell office:value-type="string">
            <text:p>class_idx</text:p>
          </table:table-cell>
          <table:table-cell office:value-type="string">
            <text:p>0x00</text:p>
          </table:table-cell>
          <table:table-cell office:value-type="string">
            <text:p>LHello;</text:p>
          </table:table-cell>
        </table:table-row>
        <table:table-row table:style-name="ro3">
          <table:table-cell office:value-type="string">
            <text:p>access_flags</text:p>
          </table:table-cell>
          <table:table-cell office:value-type="string">
            <text:p>0x01</text:p>
          </table:table-cell>
          <table:table-cell office:value-type="string">
            <text:p>ACC_PUBLIC</text:p>
          </table:table-cell>
        </table:table-row>
        <table:table-row table:style-name="ro2">
          <table:table-cell office:value-type="string">
            <text:p>superclass_idx</text:p>
          </table:table-cell>
          <table:table-cell office:value-type="string">
            <text:p>0x02</text:p>
          </table:table-cell>
          <table:table-cell office:value-type="string">
            <text:p>Ljava/lang/Object;</text:p>
          </table:table-cell>
        </table:table-row>
        <table:table-row table:style-name="ro3">
          <table:table-cell office:value-type="string">
            <text:p>interface_off</text:p>
          </table:table-cell>
          <table:table-cell office:value-type="string">
            <text:p>0x00</text:p>
          </table:table-cell>
          <table:table-cell/>
        </table:table-row>
        <table:table-row table:style-name="ro2">
          <table:table-cell office:value-type="string">
            <text:p>source_file_idx</text:p>
          </table:table-cell>
          <table:table-cell office:value-type="string">
            <text:p>0x02</text:p>
          </table:table-cell>
          <table:table-cell office:value-type="string">
            <text:p>Hello.java</text:p>
          </table:table-cell>
        </table:table-row>
        <table:table-row table:style-name="ro3">
          <table:table-cell office:value-type="string">
            <text:p>annotations_off</text:p>
          </table:table-cell>
          <table:table-cell office:value-type="string">
            <text:p>0x00</text:p>
          </table:table-cell>
          <table:table-cell/>
        </table:table-row>
        <table:table-row table:style-name="ro3">
          <table:table-cell office:value-type="string">
            <text:p>class_data_off</text:p>
          </table:table-cell>
          <table:table-cell table:style-name="ce8" office:value-type="string">
            <text:p>0x0234</text:p>
          </table:table-cell>
          <table:table-cell/>
        </table:table-row>
        <table:table-row table:style-name="ro3">
          <table:table-cell office:value-type="string">
            <text:p>static_value_off</text:p>
          </table:table-cell>
          <table:table-cell table:style-name="ce8" office:value-type="string">
            <text:p>0x00</text:p>
          </table:table-cell>
          <table:table-cell/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4" number:grouping="true"/>
      <number:text> </number:text>
    </number:number-style>
    <number:number-style style:name="N122">
      <number:text>(</number:text>
      <number:number number:decimal-places="0" number:min-integer-digits="4" number:grouping="true"/>
      <number:text>)</number:text>
      <style:map style:condition="value()&gt;=0" style:apply-style-name="N122P0"/>
    </number:number-style>
    <number:number-style style:name="N123">
      <number:number number:decimal-places="0" number:min-integer-digits="4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862in"/>
    </style:style>
    <style:style style:name="co3" style:family="table-column">
      <style:table-column-properties fo:break-before="auto" style:column-width="1.9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8" style:family="table-cell" style:parent-style-name="Default">
      <style:table-cell-properties fo:border="0.06pt solid #000000"/>
    </style:style>
  </office:automatic-styles>
  <office:body>
    <office:spreadsheet>
      <table:table table:name="class_defs" table:style-name="ta1">
        <table:table-column table:style-name="co1" table:number-columns-repeated="4" table:default-cell-style-name="Default"/>
        <table:table-column table:style-name="co2" table:default-cell-style-name="ce5"/>
        <table:table-column table:style-name="co3" table:default-cell-style-name="ce7"/>
        <table:table-row table:style-name="ro1" table:number-rows-repeated="4">
          <table:table-cell table:number-columns-repeated="4"/>
          <table:table-cell table:style-name="Default" table:number-columns-repeated="2"/>
        </table:table-row>
        <table:table-row table:style-name="ro2">
          <table:table-cell table:number-columns-repeated="4"/>
          <table:table-cell office:value-type="string">
            <text:p>element</text:p>
          </table:table-cell>
          <table:table-cell table:style-name="ce6" office:value-type="string">
            <text:p>value</text:p>
          </table:table-cell>
        </table:table-row>
        <table:table-row table:style-name="ro2">
          <table:table-cell table:number-columns-repeated="4"/>
          <table:table-cell office:value-type="string">
            <text:p>static_fields_size</text:p>
          </table:table-cell>
          <table:table-cell office:value-type="string">
            <text:p>0x00</text:p>
          </table:table-cell>
        </table:table-row>
        <table:table-row table:style-name="ro3">
          <table:table-cell table:number-columns-repeated="4"/>
          <table:table-cell office:value-type="string">
            <text:p>instance_fields_size</text:p>
          </table:table-cell>
          <table:table-cell office:value-type="string">
            <text:p>0x00</text:p>
          </table:table-cell>
        </table:table-row>
        <table:table-row table:style-name="ro2">
          <table:table-cell table:number-columns-repeated="4"/>
          <table:table-cell office:value-type="string">
            <text:p>directive_methods_size</text:p>
          </table:table-cell>
          <table:table-cell office:value-type="string">
            <text:p>0x02</text:p>
          </table:table-cell>
        </table:table-row>
        <table:table-row table:style-name="ro2">
          <table:table-cell table:number-columns-repeated="4"/>
          <table:table-cell office:value-type="string">
            <text:p>vitual_methods_size</text:p>
          </table:table-cell>
          <table:table-cell office:value-type="string">
            <text:p>0x00</text:p>
          </table:table-cell>
        </table:table-row>
        <table:table-row table:style-name="ro2">
          <table:table-cell table:number-columns-repeated="4"/>
          <table:table-cell office:value-type="string">
            <text:p>static_fields[]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instance_fields[]</text:p>
          </table:table-cell>
          <table:table-cell/>
        </table:table-row>
        <table:table-row table:style-name="ro4">
          <table:table-cell table:number-columns-repeated="4"/>
          <table:table-cell office:value-type="string">
            <text:p>directive_methods[]</text:p>
          </table:table-cell>
          <table:table-cell table:style-name="ce8" office:value-type="string">
            <text:p>{0x00, 0x81 80 04, 0xb0 02}, </text:p>
            <text:p>{0x01, 0x09, 0xc8 02}</text:p>
          </table:table-cell>
        </table:table-row>
        <table:table-row table:style-name="ro2">
          <table:table-cell table:number-columns-repeated="4"/>
          <table:table-cell office:value-type="string">
            <text:p>vitual_methods[]</text:p>
          </table:table-cell>
          <table:table-cell table:style-name="ce8"/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4" number:grouping="true"/>
      <number:text> </number:text>
    </number:number-style>
    <number:number-style style:name="N122">
      <number:text>(</number:text>
      <number:number number:decimal-places="0" number:min-integer-digits="4" number:grouping="true"/>
      <number:text>)</number:text>
      <style:map style:condition="value()&gt;=0" style:apply-style-name="N122P0"/>
    </number:number-style>
    <number:number-style style:name="N123">
      <number:number number:decimal-places="0" number:min-integer-digits="4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42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2.53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="0.06pt solid #000000"/>
    </style:style>
    <style:style style:name="T1" style:family="text">
      <style:text-properties style:font-name-asian="WenQuanYi Zen Hei" style:font-name-complex="Lohit Hindi"/>
    </style:style>
  </office:automatic-styles>
  <office:body>
    <office:spreadsheet>
      <table:table table:name="class_defs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ce6"/>
        <table:table-column table:style-name="co1" table:default-cell-style-name="ce6"/>
        <table:table-column table:style-name="co4" table:default-cell-style-name="ce6"/>
        <table:table-row table:style-name="ro1" table:number-rows-repeated="4">
          <table:table-cell table:number-columns-repeated="10"/>
          <table:table-cell table:style-name="Default" table:number-columns-repeated="3"/>
        </table:table-row>
        <table:table-row table:style-name="ro2">
          <table:table-cell table:number-columns-repeated="9"/>
          <table:table-cell table:style-name="ce4" office:value-type="string">
            <text:p>directive_method</text:p>
          </table:table-cell>
          <table:table-cell table:style-name="ce4" office:value-type="string">
            <text:p>son-element</text:p>
          </table:table-cell>
          <table:table-cell table:style-name="ce4" office:value-type="string">
            <text:p>value</text:p>
          </table:table-cell>
          <table:table-cell table:style-name="ce4" office:value-type="string">
            <text:p>meaning</text:p>
          </table:table-cell>
        </table:table-row>
        <table:table-row table:style-name="ro2">
          <table:table-cell table:number-columns-repeated="9"/>
          <table:table-cell table:style-name="ce5" office:value-type="string" table:number-columns-spanned="1" table:number-rows-spanned="3">
            <text:p>directive_method[0]</text:p>
          </table:table-cell>
          <table:table-cell office:value-type="string">
            <text:p>method_idx_diff</text:p>
          </table:table-cell>
          <table:table-cell office:value-type="string">
            <text:p>0x00</text:p>
          </table:table-cell>
          <table:table-cell office:value-type="string">
            <text:p>Lhello;-&gt;&lt;init&gt;()V</text:p>
          </table:table-cell>
        </table:table-row>
        <table:table-row table:style-name="ro3">
          <table:table-cell table:number-columns-repeated="9"/>
          <table:covered-table-cell table:style-name="ce6"/>
          <table:table-cell office:value-type="string">
            <text:p>access_flags</text:p>
          </table:table-cell>
          <table:table-cell office:value-type="string">
            <text:p>0x10001</text:p>
          </table:table-cell>
          <table:table-cell office:value-type="string">
            <text:p>ACC_PUBLIC | ACC_CONSTRUCTOR</text:p>
          </table:table-cell>
        </table:table-row>
        <table:table-row table:style-name="ro2">
          <table:table-cell table:number-columns-repeated="9"/>
          <table:covered-table-cell table:style-name="ce6"/>
          <table:table-cell office:value-type="string">
            <text:p>code_off</text:p>
          </table:table-cell>
          <table:table-cell office:value-type="string">
            <text:p>0x0130</text:p>
          </table:table-cell>
          <table:table-cell/>
        </table:table-row>
        <table:table-row table:style-name="ro2">
          <table:table-cell table:number-columns-repeated="9"/>
          <table:table-cell table:style-name="ce5" office:value-type="string" table:number-columns-spanned="1" table:number-rows-spanned="3">
            <text:p>directive_method[1]</text:p>
          </table:table-cell>
          <table:table-cell office:value-type="string">
            <text:p>method_idx_diff</text:p>
          </table:table-cell>
          <table:table-cell office:value-type="string">
            <text:p>0x01</text:p>
          </table:table-cell>
          <table:table-cell office:value-type="string">
            <text:p>LHello;-&gt;main<text:span text:style-name="T1">([Ljava/lang/String;)V</text:span></text:p>
          </table:table-cell>
        </table:table-row>
        <table:table-row table:style-name="ro2">
          <table:table-cell table:number-columns-repeated="9"/>
          <table:covered-table-cell table:style-name="ce6"/>
          <table:table-cell office:value-type="string">
            <text:p>access_flags</text:p>
          </table:table-cell>
          <table:table-cell office:value-type="string">
            <text:p>0x09</text:p>
          </table:table-cell>
          <table:table-cell office:value-type="string">
            <text:p>ACC_PUBLIC | ACC_STATIC</text:p>
          </table:table-cell>
        </table:table-row>
        <table:table-row table:style-name="ro3">
          <table:table-cell table:number-columns-repeated="9"/>
          <table:covered-table-cell table:style-name="ce6"/>
          <table:table-cell office:value-type="string">
            <text:p>code_off</text:p>
          </table:table-cell>
          <table:table-cell office:value-type="string">
            <text:p>0x0148</text:p>
          </table:table-cell>
          <table:table-cell/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4" number:grouping="true"/>
      <number:text> </number:text>
    </number:number-style>
    <number:number-style style:name="N122">
      <number:text>(</number:text>
      <number:number number:decimal-places="0" number:min-integer-digits="4" number:grouping="true"/>
      <number:text>)</number:text>
      <style:map style:condition="value()&gt;=0" style:apply-style-name="N122P0"/>
    </number:number-style>
    <number:number-style style:name="N123">
      <number:number number:decimal-places="0" number:min-integer-digits="4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4.0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ff"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border="0.06pt solid #000000"/>
      <style:text-properties fo:color="#0000ff" style:text-position="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ff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fo:color="#0000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language="none" fo:country="none" style:letter-kerning="true" style:font-size-asian="10pt" style:language-asian="none" style:country-asian="none" style:font-size-complex="10pt"/>
    </style:style>
    <style:style style:name="T3" style:family="text">
      <style:text-properties fo:font-size="10pt" style:font-size-asian="10pt" style:font-size-complex="10pt" style:letter-kerning="true" fo:country="none" style:country-asian="none"/>
    </style:style>
  </office:automatic-styles>
  <office:body>
    <office:spreadsheet>
      <table:table table:name="header" table:style-name="ta1">
        <table:table-column table:style-name="co1" table:default-cell-style-name="ce8"/>
        <table:table-column table:style-name="co2" table:default-cell-style-name="ce9"/>
        <table:table-column table:style-name="co1" table:default-cell-style-name="ce8"/>
        <table:table-column table:style-name="co3" table:default-cell-style-name="ce8"/>
        <table:table-row table:style-name="ro1" table:number-rows-repeated="4">
          <table:table-cell table:style-name="Default" table:number-columns-repeated="4"/>
        </table:table-row>
        <table:table-row table:style-name="ro2"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ize / byte</text:p>
          </table:table-cell>
          <table:table-cell table:style-name="ce6" office:value-type="string" calcext:value-type="string">
            <text:p>value</text:p>
          </table:table-cell>
        </table:table-row>
        <table:table-row table:style-name="ro3">
          <table:table-cell table:style-name="ce7" office:value-type="float" office:value="0" calcext:value-type="float">
            <text:p>0</text:p>
          </table:table-cell>
          <table:table-cell table:style-name="ce10" office:value-type="string" calcext:value-type="string">
            <text:p>Magic[8]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<text:span text:style-name="T1">x</text:span><text:span text:style-name="T3">6465 780a 3033 3500</text:span></text:p>
          </table:table-cell>
        </table:table-row>
        <table:table-row table:style-name="ro4">
          <table:table-cell table:style-name="ce7" office:value-type="string" calcext:value-type="string">
            <text:p>8</text:p>
          </table:table-cell>
          <table:table-cell table:style-name="ce10" office:value-type="string" calcext:value-type="string">
            <text:p>checksum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0xc136 5e17 </text:p>
          </table:table-cell>
        </table:table-row>
        <table:table-row table:style-name="ro4">
          <table:table-cell table:style-name="ce7" office:value-type="string" calcext:value-type="string">
            <text:p>C</text:p>
          </table:table-cell>
          <table:table-cell table:style-name="ce10" office:value-type="string" calcext:value-type="string">
            <text:p>Signature[20]</text:p>
          </table:table-cell>
          <table:table-cell table:style-name="ce7" office:value-type="float" office:value="20" calcext:value-type="float">
            <text:p>20</text:p>
          </table:table-cell>
          <table:table-cell table:style-name="ce7"/>
        </table:table-row>
        <table:table-row table:style-name="ro3">
          <table:table-cell table:style-name="ce7" office:value-type="string" calcext:value-type="string">
            <text:p>20</text:p>
          </table:table-cell>
          <table:table-cell table:style-name="ce10" office:value-type="string" calcext:value-type="string">
            <text:p>file_siz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0x02e4</text:p>
          </table:table-cell>
        </table:table-row>
        <table:table-row table:style-name="ro4">
          <table:table-cell table:style-name="ce7" office:value-type="string" calcext:value-type="string">
            <text:p>24</text:p>
          </table:table-cell>
          <table:table-cell table:style-name="ce10" office:value-type="string" calcext:value-type="string">
            <text:p>header_siz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0x70</text:p>
          </table:table-cell>
        </table:table-row>
        <table:table-row table:style-name="ro3">
          <table:table-cell table:style-name="ce7" office:value-type="string" calcext:value-type="string">
            <text:p>28</text:p>
          </table:table-cell>
          <table:table-cell table:style-name="ce10" office:value-type="string" calcext:value-type="string">
            <text:p>endan_tag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0x12345678</text:p>
          </table:table-cell>
        </table:table-row>
        <table:table-row table:style-name="ro3">
          <table:table-cell office:value-type="string" calcext:value-type="string">
            <text:p>2C</text:p>
          </table:table-cell>
          <table:table-cell office:value-type="string" calcext:value-type="string">
            <text:p>link_si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</text:p>
          </table:table-cell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link_of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</text:p>
          </table:table-cell>
        </table:table-row>
        <table:table-row table:style-name="ro3">
          <table:table-cell table:style-name="ce7" office:value-type="string" calcext:value-type="string">
            <text:p>34</text:p>
          </table:table-cell>
          <table:table-cell table:style-name="ce10" office:value-type="string" calcext:value-type="string">
            <text:p>map_off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0x0244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string_ids_si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e</text:p>
          </table:table-cell>
        </table:table-row>
        <table:table-row table:style-name="ro3">
          <table:table-cell office:value-type="string" calcext:value-type="string">
            <text:p>3C</text:p>
          </table:table-cell>
          <table:table-cell office:value-type="string" calcext:value-type="string">
            <text:p>string_ids_of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70</text:p>
          </table:table-cell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type_ids_si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</text:p>
          </table:table-cell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string" calcext:value-type="string">
            <text:p>type_ids_of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a8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proto_ids_si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</text:p>
          </table:table-cell>
        </table:table-row>
        <table:table-row table:style-name="ro3">
          <table:table-cell office:value-type="string" calcext:value-type="string">
            <text:p>4C</text:p>
          </table:table-cell>
          <table:table-cell office:value-type="string" calcext:value-type="string">
            <text:p>proto_ids_of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c4</text:p>
          </table:table-cell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string" calcext:value-type="string">
            <text:p>field_ids_si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</text:p>
          </table:table-cell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field_ids_of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e8</text:p>
          </table:table-cell>
        </table:table-row>
        <table:table-row table:style-name="ro4">
          <table:table-cell office:value-type="float" office:value="58" calcext:value-type="float">
            <text:p>58</text:p>
          </table:table-cell>
          <table:table-cell office:value-type="string" calcext:value-type="string">
            <text:p>method_ids_si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4</text:p>
          </table:table-cell>
        </table:table-row>
        <table:table-row table:style-name="ro4">
          <table:table-cell office:value-type="string" calcext:value-type="string">
            <text:p>5C</text:p>
          </table:table-cell>
          <table:table-cell office:value-type="string" calcext:value-type="string">
            <text:p>method_ids_of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f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class_defs_si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class_defs_of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0</text:p>
          </table:table-cell>
        </table:table-row>
        <table:table-row table:style-name="ro4">
          <table:table-cell office:value-type="float" office:value="68" calcext:value-type="float">
            <text:p>68</text:p>
          </table:table-cell>
          <table:table-cell office:value-type="string" calcext:value-type="string">
            <text:p>data_si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b4</text:p>
          </table:table-cell>
        </table:table-row>
        <table:table-row table:style-name="ro4">
          <table:table-cell table:style-name="ce9" office:value-type="string" calcext:value-type="string">
            <text:p>6C</text:p>
          </table:table-cell>
          <table:table-cell office:value-type="string" calcext:value-type="string">
            <text:p>data_of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30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18P0" style:volatile="true">
      <number:number number:decimal-places="0" number:min-integer-digits="4" number:grouping="true"/>
      <number:text> </number:text>
    </number:number-style>
    <number:number-style style:name="N118">
      <number:text>(</number:text>
      <number:number number:decimal-places="0" number:min-integer-digits="4" number:grouping="true"/>
      <number:text>)</number:text>
      <style:map style:condition="value()&gt;=0" style:apply-style-name="N118P0"/>
    </number:number-style>
    <number:number-style style:name="N119">
      <number:number number:decimal-places="0" number:min-integer-digits="4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00／00／00</text:date>, <text:time style:data-style-name="N2" text:time-value="20:32:15.8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02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3535in"/>
    </style:style>
    <style:style style:name="co5" style:family="table-column">
      <style:table-column-properties fo:break-before="auto" style:column-width="1.32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55in" fo:break-before="auto" style:use-optimal-row-height="false"/>
    </style:style>
    <style:style style:name="ro5" style:family="table-row">
      <style:table-row-properties style:row-height="1.2953in" fo:break-before="auto" style:use-optimal-row-height="false"/>
    </style:style>
    <style:style style:name="ro6" style:family="table-row">
      <style:table-row-properties style:row-height="0.424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start"/>
      <style:text-properties fo:font-size="10.5pt" style:font-size-asian="10.5pt" style:font-size-complex="10.5pt"/>
    </style:style>
    <style:style style:name="ce4" style:family="table-cell" style:parent-style-name="Default">
      <style:table-cell-properties fo:background-color="#47b8b8" style:text-align-source="fix" style:repeat-content="false" fo:border="0.06pt solid #000000" style:vertical-align="middle"/>
      <style:paragraph-properties fo:text-align="start"/>
      <style:text-properties fo:font-size="10.5pt" style:font-size-asian="10.5pt" style:font-size-complex="10.5pt"/>
    </style:style>
    <style:style style:name="ce5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start"/>
      <style:text-properties fo:color="#ffffff" fo:font-size="10.5pt" style:font-size-asian="10.5pt" style:font-size-complex="10.5pt"/>
    </style:style>
    <style:style style:name="ce6" style:family="table-cell" style:parent-style-name="Default">
      <style:text-properties fo:font-size="10.5pt" style:font-size-asian="10.5pt" style:font-size-complex="10.5pt"/>
    </style:style>
    <style:style style:name="ce7" style:family="table-cell" style:parent-style-name="Default">
      <style:table-cell-properties style:vertical-align="middle"/>
      <style:text-properties fo:font-size="10.5pt" style:font-size-asian="10.5pt" style:font-size-complex="10.5pt"/>
    </style:style>
    <style:style style:name="gr1" style:family="graphic">
      <style:graphic-properties draw:fill="none" draw:textarea-vertical-align="middle" draw:auto-grow-height="false" fo:min-height="0.2949in" fo:min-width="0.1965in"/>
    </style:style>
    <style:style style:name="P1" style:family="paragraph">
      <style:paragraph-properties fo:text-align="center"/>
    </style:style>
  </office:automatic-styles>
  <office:body>
    <office:spreadsheet>
      <table:table table:name="File section" table:style-name="ta1">
        <table:shapes>
          <draw:custom-shape draw:z-index="0" draw:style-name="gr1" draw:text-style-name="P1" svg:width="0.1949in" svg:height="0.4165in" svg:x="2.1535in" svg:y="0.2067in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z-index="1" draw:style-name="gr1" draw:text-style-name="P1" svg:width="0.1949in" svg:height="1.3807in" svg:x="2.161in" svg:y="0.7031in">
            <text:p/>
            <draw:enhanced-geometry svg:viewBox="0 0 21600 21600" draw:glue-points="21600 0 0 10800 21600 21600" draw:text-areas="13800 ?f9 21600 ?f10" draw:type="left-brace" draw:modifiers="1800 10319.7263397948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z-index="2" draw:style-name="gr1" draw:text-style-name="P1" svg:width="0.1949in" svg:height="2.2024in" svg:x="2.139in" svg:y="2.2008in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文件头</text:p>
          </table:table-cell>
          <table:table-cell table:style-name="ce3" office:value-type="string">
            <text:p>header</text:p>
          </table:table-cell>
          <table:table-cell/>
          <table:table-cell office:value-type="string">
            <text:p>文件头</text:p>
          </table:table-cell>
        </table:table-row>
        <table:table-row table:style-name="ro3">
          <table:table-cell/>
          <table:table-cell table:style-name="ce1" office:value-type="string" table:number-columns-spanned="1" table:number-rows-spanned="5">
            <text:p>索引区</text:p>
          </table:table-cell>
          <table:table-cell office:value-type="string">
            <text:p>string_ids</text:p>
          </table:table-cell>
          <table:table-cell/>
          <table:table-cell office:value-type="string">
            <text:p>字符串的索引</text:p>
          </table:table-cell>
        </table:table-row>
        <table:table-row table:style-name="ro3">
          <table:table-cell/>
          <table:covered-table-cell/>
          <table:table-cell office:value-type="string">
            <text:p>type_ids</text:p>
          </table:table-cell>
          <table:table-cell/>
          <table:table-cell office:value-type="string">
            <text:p>类型的索引</text:p>
          </table:table-cell>
        </table:table-row>
        <table:table-row table:style-name="ro3">
          <table:table-cell/>
          <table:covered-table-cell/>
          <table:table-cell office:value-type="string">
            <text:p>proto_ids</text:p>
          </table:table-cell>
          <table:table-cell/>
          <table:table-cell office:value-type="string">
            <text:p>方法原型的索引</text:p>
          </table:table-cell>
        </table:table-row>
        <table:table-row table:style-name="ro3">
          <table:table-cell/>
          <table:covered-table-cell/>
          <table:table-cell office:value-type="string">
            <text:p>field_ids</text:p>
          </table:table-cell>
          <table:table-cell/>
          <table:table-cell office:value-type="string">
            <text:p>域的索引</text:p>
          </table:table-cell>
        </table:table-row>
        <table:table-row table:style-name="ro3">
          <table:table-cell/>
          <table:covered-table-cell/>
          <table:table-cell office:value-type="string">
            <text:p>method_ids</text:p>
          </table:table-cell>
          <table:table-cell/>
          <table:table-cell office:value-type="string">
            <text:p>方法的索引</text:p>
          </table:table-cell>
        </table:table-row>
        <table:table-row table:style-name="ro4">
          <table:table-cell/>
          <table:table-cell table:style-name="ce1" office:value-type="string" table:number-columns-spanned="1" table:number-rows-spanned="3">
            <text:p>数据区</text:p>
          </table:table-cell>
          <table:table-cell table:style-name="ce5" office:value-type="string">
            <text:p>class_defs</text:p>
          </table:table-cell>
          <table:table-cell/>
          <table:table-cell office:value-type="string">
            <text:p>类的定义区</text:p>
          </table:table-cell>
        </table:table-row>
        <table:table-row table:style-name="ro5">
          <table:table-cell/>
          <table:covered-table-cell/>
          <table:table-cell table:style-name="ce5" office:value-type="string">
            <text:p>data</text:p>
          </table:table-cell>
          <table:table-cell/>
          <table:table-cell office:value-type="string">
            <text:p>数据区</text:p>
          </table:table-cell>
        </table:table-row>
        <table:table-row table:style-name="ro6">
          <table:table-cell/>
          <table:covered-table-cell/>
          <table:table-cell table:style-name="ce5" office:value-type="string">
            <text:p>link_data</text:p>
          </table:table-cell>
          <table:table-cell/>
          <table:table-cell office:value-type="string">
            <text:p>链接数据区</text:p>
          </table:table-cell>
        </table:table-row>
      </table:table>
      <table:named-expressions/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4" number:grouping="true"/>
      <number:text> </number:text>
    </number:number-style>
    <number:number-style style:name="N122">
      <number:text>(</number:text>
      <number:number number:decimal-places="0" number:min-integer-digits="4" number:grouping="true"/>
      <number:text>)</number:text>
      <style:map style:condition="value()&gt;=0" style:apply-style-name="N122P0"/>
    </number:number-style>
    <number:number-style style:name="N123">
      <number:number number:decimal-places="0" number:min-integer-digits="4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202in"/>
    </style:style>
    <style:style style:name="co2" style:family="table-column">
      <style:table-column-properties fo:break-before="auto" style:column-width="3.89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84">
      <style:table-cell-properties style:text-align-source="fix" style:repeat-content="false" fo:border="0.06pt solid #000000"/>
      <style:paragraph-properties fo:text-align="start" fo:margin-left="0in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84">
      <style:table-cell-properties style:text-align-source="fix" style:repeat-content="false" fo:border="0.06pt solid #000000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8" style:family="table-cell" style:parent-style-name="Default">
      <style:table-cell-properties fo:border="0.06pt solid #000000"/>
    </style:style>
  </office:automatic-styles>
  <office:body>
    <office:spreadsheet>
      <table:table table:name="version history" table:style-name="ta1">
        <table:table-column table:style-name="co1" table:default-cell-style-name="ce7"/>
        <table:table-column table:style-name="co2" table:default-cell-style-name="ce7"/>
        <table:table-row table:style-name="ro1">
          <table:table-cell table:style-name="Default" table:number-columns-repeated="2"/>
        </table:table-row>
        <table:table-row table:style-name="ro2">
          <table:table-cell table:style-name="ce5" office:value-type="string">
            <text:p>Date</text:p>
          </table:table-cell>
          <table:table-cell table:style-name="ce5" office:value-type="string">
            <text:p>Change</text:p>
          </table:table-cell>
        </table:table-row>
        <table:table-row table:style-name="ro3">
          <table:table-cell table:style-name="ce6" office:value-type="date" office:date-value="2014-02-20">
            <text:p>2014-02-20</text:p>
          </table:table-cell>
          <table:table-cell table:style-name="ce8" office:value-type="string">
            <text:p>建立文件</text:p>
          </table:table-cell>
        </table:table-row>
        <table:table-row table:style-name="ro3">
          <table:table-cell table:style-name="ce6" office:value-type="date" office:date-value="2014-02-26">
            <text:p>2014-02-26</text:p>
          </table:table-cell>
          <table:table-cell table:style-name="ce8" office:value-type="string">
            <text:p>修改“创造一个可供分析的Hello.dex”部分，更改 PDF</text:p>
          </table:table-cell>
        </table:table-row>
        <table:table-row table:style-name="ro3">
          <table:table-cell table:style-name="ce6" office:value-type="date" office:date-value="2014-03-23">
            <text:p>2014-03-23</text:p>
          </table:table-cell>
          <table:table-cell office:value-type="string">
            <text:p>为 “dex 整个文件的布局” 绘制图表; 增加 Version History</text:p>
          </table:table-cell>
        </table:table-row>
        <table:table-row table:style-name="ro3" table:number-rows-repeated="4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4" number:grouping="true"/>
      <number:text> </number:text>
    </number:number-style>
    <number:number-style style:name="N122">
      <number:text>(</number:text>
      <number:number number:decimal-places="0" number:min-integer-digits="4" number:grouping="true"/>
      <number:text>)</number:text>
      <style:map style:condition="value()&gt;=0" style:apply-style-name="N122P0"/>
    </number:number-style>
    <number:number-style style:name="N123">
      <number:number number:decimal-places="0" number:min-integer-digits="4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table table:name="field_ids" table:style-name="ta1">
        <table:table-column table:style-name="co1" table:default-cell-style-name="ce4"/>
        <table:table-column table:style-name="co2" table:default-cell-style-name="ce6"/>
        <table:table-row table:style-name="ro1" table:number-rows-repeated="4">
          <table:table-cell table:style-name="Default" table:number-columns-repeated="2"/>
        </table:table-row>
        <table:table-row table:style-name="ro2">
          <table:table-cell office:value-type="string">
            <text:p>index</text:p>
          </table:table-cell>
          <table:table-cell table:style-name="ce5" office:value-type="float" office:value="0">
            <text:p>0</text:p>
          </table:table-cell>
        </table:table-row>
        <table:table-row table:style-name="ro3">
          <table:table-cell office:value-type="string">
            <text:p>class_idx</text:p>
          </table:table-cell>
          <table:table-cell office:value-type="string">
            <text:p>0x04</text:p>
          </table:table-cell>
        </table:table-row>
        <table:table-row table:style-name="ro3">
          <table:table-cell office:value-type="string">
            <text:p>type_idx</text:p>
          </table:table-cell>
          <table:table-cell office:value-type="string">
            <text:p>0x01</text:p>
          </table:table-cell>
        </table:table-row>
        <table:table-row table:style-name="ro3">
          <table:table-cell office:value-type="string">
            <text:p>name_idx</text:p>
          </table:table-cell>
          <table:table-cell office:value-type="string">
            <text:p>0x0c</text:p>
          </table:table-cell>
        </table:table-row>
        <table:table-row table:style-name="ro3">
          <table:table-cell office:value-type="string">
            <text:p>class string</text:p>
          </table:table-cell>
          <table:table-cell office:value-type="string">
            <text:p>Ljava/lang/System;</text:p>
          </table:table-cell>
        </table:table-row>
        <table:table-row table:style-name="ro3">
          <table:table-cell office:value-type="string">
            <text:p>type string</text:p>
          </table:table-cell>
          <table:table-cell office:value-type="string">
            <text:p>Ljava/io/PrintStream;</text:p>
          </table:table-cell>
        </table:table-row>
        <table:table-row table:style-name="ro2">
          <table:table-cell office:value-type="string">
            <text:p>name string</text:p>
          </table:table-cell>
          <table:table-cell office:value-type="string">
            <text:p>out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4" number:grouping="true"/>
      <number:text> </number:text>
    </number:number-style>
    <number:number-style style:name="N122">
      <number:text>(</number:text>
      <number:number number:decimal-places="0" number:min-integer-digits="4" number:grouping="true"/>
      <number:text>)</number:text>
      <style:map style:condition="value()&gt;=0" style:apply-style-name="N122P0"/>
    </number:number-style>
    <number:number-style style:name="N123">
      <number:number number:decimal-places="0" number:min-integer-digits="4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2.0189in"/>
    </style:style>
    <style:style style:name="co4" style:family="table-column">
      <style:table-column-properties fo:break-before="auto" style:column-width="1.3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table table:name="header" table:style-name="ta1">
        <table:table-column table:style-name="co1" table:number-columns-repeated="5" table:default-cell-style-name="Default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row table:style-name="ro1" table:number-rows-repeated="4">
          <table:table-cell table:number-columns-repeated="5"/>
          <table:table-cell table:style-name="Default" table:number-columns-repeated="4"/>
        </table:table-row>
        <table:table-row table:style-name="ro2">
          <table:table-cell table:number-columns-repeated="5"/>
          <table:table-cell table:style-name="ce3" office:value-type="string">
            <text:p>Item Type</text:p>
          </table:table-cell>
          <table:table-cell table:style-name="ce3" office:value-type="string">
            <text:p>Constant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Item Size In Bytes</text:p>
          </table:table-cell>
        </table:table-row>
        <table:table-row table:style-name="ro3">
          <table:table-cell table:number-columns-repeated="5"/>
          <table:table-cell office:value-type="string">
            <text:p>header_item</text:p>
          </table:table-cell>
          <table:table-cell office:value-type="string">
            <text:p>TYPE_HEADER_ITEM</text:p>
          </table:table-cell>
          <table:table-cell office:value-type="string">
            <text:p>0x0000</text:p>
          </table:table-cell>
          <table:table-cell office:value-type="string">
            <text:p>0x70</text:p>
          </table:table-cell>
        </table:table-row>
        <table:table-row table:style-name="ro2">
          <table:table-cell table:number-columns-repeated="5"/>
          <table:table-cell office:value-type="string">
            <text:p>string_id_item</text:p>
          </table:table-cell>
          <table:table-cell office:value-type="string">
            <text:p>TYPE_STRING_ID_ITEM</text:p>
          </table:table-cell>
          <table:table-cell office:value-type="string">
            <text:p>0x0001</text:p>
          </table:table-cell>
          <table:table-cell office:value-type="string">
            <text:p>0x04</text:p>
          </table:table-cell>
        </table:table-row>
        <table:table-row table:style-name="ro2">
          <table:table-cell table:number-columns-repeated="5"/>
          <table:table-cell office:value-type="string">
            <text:p>type_id_item</text:p>
          </table:table-cell>
          <table:table-cell office:value-type="string">
            <text:p>TYPE_TYPE_ID_ITEM</text:p>
          </table:table-cell>
          <table:table-cell office:value-type="string">
            <text:p>0x0002</text:p>
          </table:table-cell>
          <table:table-cell office:value-type="string">
            <text:p>0x04</text:p>
          </table:table-cell>
        </table:table-row>
        <table:table-row table:style-name="ro3">
          <table:table-cell table:number-columns-repeated="5"/>
          <table:table-cell office:value-type="string">
            <text:p>proto_id_item</text:p>
          </table:table-cell>
          <table:table-cell office:value-type="string">
            <text:p>TYPE_PROTO_ID_ITEM</text:p>
          </table:table-cell>
          <table:table-cell office:value-type="string">
            <text:p>0x0003</text:p>
          </table:table-cell>
          <table:table-cell office:value-type="string">
            <text:p>0x0c</text:p>
          </table:table-cell>
        </table:table-row>
        <table:table-row table:style-name="ro2">
          <table:table-cell table:number-columns-repeated="5"/>
          <table:table-cell office:value-type="string">
            <text:p>field_id_item</text:p>
          </table:table-cell>
          <table:table-cell office:value-type="string">
            <text:p>TYPE_FIELD_ID_ITEM</text:p>
          </table:table-cell>
          <table:table-cell office:value-type="string">
            <text:p>0x0004</text:p>
          </table:table-cell>
          <table:table-cell office:value-type="string">
            <text:p>0x08</text:p>
          </table:table-cell>
        </table:table-row>
        <table:table-row table:style-name="ro3">
          <table:table-cell table:number-columns-repeated="5"/>
          <table:table-cell office:value-type="string">
            <text:p>method_id_item</text:p>
          </table:table-cell>
          <table:table-cell office:value-type="string">
            <text:p>TYPE_METHOD_ID_ITEM</text:p>
          </table:table-cell>
          <table:table-cell office:value-type="string">
            <text:p>0x0005</text:p>
          </table:table-cell>
          <table:table-cell office:value-type="string">
            <text:p>0x08</text:p>
          </table:table-cell>
        </table:table-row>
        <table:table-row table:style-name="ro2">
          <table:table-cell table:number-columns-repeated="5"/>
          <table:table-cell office:value-type="string">
            <text:p>class_def_item</text:p>
          </table:table-cell>
          <table:table-cell office:value-type="string">
            <text:p>TYPE_CLASS_DEF_ITEM</text:p>
          </table:table-cell>
          <table:table-cell office:value-type="string">
            <text:p>0x0006</text:p>
          </table:table-cell>
          <table:table-cell office:value-type="string">
            <text:p>0x20</text:p>
          </table:table-cell>
        </table:table-row>
        <table:table-row table:style-name="ro3">
          <table:table-cell table:number-columns-repeated="5"/>
          <table:table-cell office:value-type="string">
            <text:p>map_list</text:p>
          </table:table-cell>
          <table:table-cell office:value-type="string">
            <text:p>TYPE_MAP_LIST</text:p>
          </table:table-cell>
          <table:table-cell office:value-type="string">
            <text:p>0x1000</text:p>
          </table:table-cell>
          <table:table-cell office:value-type="string">
            <text:p>4 + (item.size * 12)</text:p>
          </table:table-cell>
        </table:table-row>
        <table:table-row table:style-name="ro3">
          <table:table-cell table:number-columns-repeated="5"/>
          <table:table-cell office:value-type="string">
            <text:p>type_list</text:p>
          </table:table-cell>
          <table:table-cell office:value-type="string">
            <text:p>TYPE_TYPE_LIST</text:p>
          </table:table-cell>
          <table:table-cell office:value-type="string">
            <text:p>0x1001</text:p>
          </table:table-cell>
          <table:table-cell office:value-type="string">
            <text:p>4 + (item.size * 2)</text:p>
          </table:table-cell>
        </table:table-row>
        <table:table-row table:style-name="ro3">
          <table:table-cell table:number-columns-repeated="5"/>
          <table:table-cell office:value-type="string">
            <text:p>annotation_set_ref_list</text:p>
          </table:table-cell>
          <table:table-cell office:value-type="string">
            <text:p>TYPE_ANNOTATION_SET_REF_LIST</text:p>
          </table:table-cell>
          <table:table-cell office:value-type="string">
            <text:p>0x1002</text:p>
          </table:table-cell>
          <table:table-cell office:value-type="string">
            <text:p>4 + (item.size * 4)</text:p>
          </table:table-cell>
        </table:table-row>
        <table:table-row table:style-name="ro3">
          <table:table-cell table:number-columns-repeated="5"/>
          <table:table-cell office:value-type="string">
            <text:p>annotation_set_item</text:p>
          </table:table-cell>
          <table:table-cell office:value-type="string">
            <text:p>TYPE_ANNOTATION_SET_ITEM</text:p>
          </table:table-cell>
          <table:table-cell office:value-type="string">
            <text:p>0x1003</text:p>
          </table:table-cell>
          <table:table-cell office:value-type="string">
            <text:p>4 + (item.size * 4)</text:p>
          </table:table-cell>
        </table:table-row>
        <table:table-row table:style-name="ro2">
          <table:table-cell table:number-columns-repeated="5"/>
          <table:table-cell office:value-type="string">
            <text:p>class_data_item</text:p>
          </table:table-cell>
          <table:table-cell office:value-type="string">
            <text:p>TYPE_CLASS_DATA_ITEM</text:p>
          </table:table-cell>
          <table:table-cell office:value-type="string">
            <text:p>0x2000</text:p>
          </table:table-cell>
          <table:table-cell office:value-type="string">
            <text:p>implicit; must parse</text:p>
          </table:table-cell>
        </table:table-row>
        <table:table-row table:style-name="ro2">
          <table:table-cell table:number-columns-repeated="5"/>
          <table:table-cell office:value-type="string">
            <text:p>code_item</text:p>
          </table:table-cell>
          <table:table-cell office:value-type="string">
            <text:p>TYPE_CODE_ITEM</text:p>
          </table:table-cell>
          <table:table-cell office:value-type="string">
            <text:p>0x2001</text:p>
          </table:table-cell>
          <table:table-cell office:value-type="string">
            <text:p>implicit; must parse</text:p>
          </table:table-cell>
        </table:table-row>
        <table:table-row table:style-name="ro3">
          <table:table-cell table:number-columns-repeated="5"/>
          <table:table-cell office:value-type="string">
            <text:p>string_data_item</text:p>
          </table:table-cell>
          <table:table-cell office:value-type="string">
            <text:p>TYPE_STRING_DATA_ITEM</text:p>
          </table:table-cell>
          <table:table-cell office:value-type="string">
            <text:p>0x2002</text:p>
          </table:table-cell>
          <table:table-cell office:value-type="string">
            <text:p>implicit; must parse</text:p>
          </table:table-cell>
        </table:table-row>
        <table:table-row table:style-name="ro3">
          <table:table-cell table:number-columns-repeated="5"/>
          <table:table-cell office:value-type="string">
            <text:p>debug_info_item</text:p>
          </table:table-cell>
          <table:table-cell office:value-type="string">
            <text:p>TYPE_DEBUG_INFO_ITEM</text:p>
          </table:table-cell>
          <table:table-cell office:value-type="string">
            <text:p>0x2003</text:p>
          </table:table-cell>
          <table:table-cell office:value-type="string">
            <text:p>implicit; must parse</text:p>
          </table:table-cell>
        </table:table-row>
        <table:table-row table:style-name="ro2">
          <table:table-cell table:number-columns-repeated="5"/>
          <table:table-cell office:value-type="string">
            <text:p>annotation_item</text:p>
          </table:table-cell>
          <table:table-cell office:value-type="string">
            <text:p>TYPE_ANNOTATION_ITEM</text:p>
          </table:table-cell>
          <table:table-cell office:value-type="string">
            <text:p>0x2004</text:p>
          </table:table-cell>
          <table:table-cell office:value-type="string">
            <text:p>implicit; must parse</text:p>
          </table:table-cell>
        </table:table-row>
        <table:table-row table:style-name="ro2">
          <table:table-cell table:number-columns-repeated="5"/>
          <table:table-cell office:value-type="string">
            <text:p>encoded_array_item</text:p>
          </table:table-cell>
          <table:table-cell office:value-type="string">
            <text:p>TYPE_ENCODED_ARRAY_ITEM</text:p>
          </table:table-cell>
          <table:table-cell office:value-type="string">
            <text:p>0x2005</text:p>
          </table:table-cell>
          <table:table-cell office:value-type="string">
            <text:p>implicit; must parse</text:p>
          </table:table-cell>
        </table:table-row>
        <table:table-row table:style-name="ro2">
          <table:table-cell table:number-columns-repeated="5"/>
          <table:table-cell office:value-type="string">
            <text:p>annotations_directory_item</text:p>
          </table:table-cell>
          <table:table-cell office:value-type="string">
            <text:p>TYPE_ANNOTATIONS_DIRECTORY_ITEM</text:p>
          </table:table-cell>
          <table:table-cell office:value-type="string">
            <text:p>0x2006</text:p>
          </table:table-cell>
          <table:table-cell office:value-type="string">
            <text:p>implicit; must parse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4" number:grouping="true"/>
      <number:text> </number:text>
    </number:number-style>
    <number:number-style style:name="N122">
      <number:text>(</number:text>
      <number:number number:decimal-places="0" number:min-integer-digits="4" number:grouping="true"/>
      <number:text>)</number:text>
      <style:map style:condition="value()&gt;=0" style:apply-style-name="N122P0"/>
    </number:number-style>
    <number:number-style style:name="N123">
      <number:number number:decimal-places="0" number:min-integer-digits="4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1.9654in"/>
    </style:style>
    <style:style style:name="co5" style:family="table-column">
      <style:table-column-properties fo:break-before="auto" style:column-width="0.7429in"/>
    </style:style>
    <style:style style:name="co6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header" table:style-name="ta1">
        <table:table-column table:style-name="co1" table:number-columns-repeated="10" table:default-cell-style-name="Default"/>
        <table:table-column table:style-name="co2" table:default-cell-style-name="ce2"/>
        <table:table-column table:style-name="co3" table:number-columns-repeated="4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 table:number-rows-repeated="4">
          <table:table-cell table:number-columns-repeated="10"/>
          <table:table-cell table:style-name="Default" table:number-columns-repeated="8"/>
        </table:table-row>
        <table:table-row table:style-name="ro2">
          <table:table-cell table:number-columns-repeated="10"/>
          <table:table-cell table:style-name="ce1" office:value-type="string">
            <text:p>index</text:p>
          </table:table-cell>
          <table:table-cell table:style-name="ce1" office:value-type="string">
            <text:p>address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offset</text:p>
          </table:table-cell>
          <table:table-cell table:style-name="ce1" office:value-type="string">
            <text:p>types' meaning</text:p>
          </table:table-cell>
          <table:table-cell table:style-name="ce1" office:value-type="string">
            <text:p>offset </text:p>
            <text:p>in header</text:p>
          </table:table-cell>
          <table:table-cell table:style-name="ce1" office:value-type="string">
            <text:p>name </text:p>
            <text:p>in header</text:p>
          </table:table-cell>
        </table:table-row>
        <table:table-row table:style-name="ro3">
          <table:table-cell table:number-columns-repeated="10"/>
          <table:table-cell office:value-type="float" office:value="1">
            <text:p>1</text:p>
          </table:table-cell>
          <table:table-cell office:value-type="string">
            <text:p>0x0248</text:p>
          </table:table-cell>
          <table:table-cell office:value-type="string">
            <text:p>0x00</text:p>
          </table:table-cell>
          <table:table-cell office:value-type="string">
            <text:p>0x01</text:p>
          </table:table-cell>
          <table:table-cell office:value-type="string">
            <text:p>0x00</text:p>
          </table:table-cell>
          <table:table-cell office:value-type="string">
            <text:p>TYPE_HEADER_ITEM</text:p>
          </table:table-cell>
          <table:table-cell office:value-type="string">
            <text:p>0x00</text:p>
          </table:table-cell>
          <table:table-cell/>
        </table:table-row>
        <table:table-row table:style-name="ro4">
          <table:table-cell table:number-columns-repeated="10"/>
          <table:table-cell office:value-type="float" office:value="2">
            <text:p>2</text:p>
          </table:table-cell>
          <table:table-cell office:value-type="string">
            <text:p>0x0254</text:p>
          </table:table-cell>
          <table:table-cell office:value-type="string">
            <text:p>0x0001</text:p>
          </table:table-cell>
          <table:table-cell office:value-type="string">
            <text:p>0x0e</text:p>
          </table:table-cell>
          <table:table-cell office:value-type="string">
            <text:p>0x70</text:p>
          </table:table-cell>
          <table:table-cell office:value-type="string">
            <text:p>TYPE_STRING_ID_ITEM</text:p>
          </table:table-cell>
          <table:table-cell office:value-type="string">
            <text:p>0x70</text:p>
          </table:table-cell>
          <table:table-cell office:value-type="string">
            <text:p>string_ids_off</text:p>
          </table:table-cell>
        </table:table-row>
        <table:table-row table:style-name="ro4">
          <table:table-cell table:number-columns-repeated="10"/>
          <table:table-cell office:value-type="float" office:value="3">
            <text:p>3</text:p>
          </table:table-cell>
          <table:table-cell office:value-type="string">
            <text:p>0x0260</text:p>
          </table:table-cell>
          <table:table-cell office:value-type="string">
            <text:p>0x0002</text:p>
          </table:table-cell>
          <table:table-cell office:value-type="string">
            <text:p>0x07</text:p>
          </table:table-cell>
          <table:table-cell office:value-type="string">
            <text:p>0x00a8</text:p>
          </table:table-cell>
          <table:table-cell office:value-type="string">
            <text:p>TYPE_TYPE_ID_ITEM</text:p>
          </table:table-cell>
          <table:table-cell office:value-type="string">
            <text:p>0xa8</text:p>
          </table:table-cell>
          <table:table-cell office:value-type="string">
            <text:p>type_ids_off</text:p>
          </table:table-cell>
        </table:table-row>
        <table:table-row table:style-name="ro3">
          <table:table-cell table:number-columns-repeated="10"/>
          <table:table-cell office:value-type="float" office:value="4">
            <text:p>4</text:p>
          </table:table-cell>
          <table:table-cell office:value-type="string">
            <text:p>0x026C</text:p>
          </table:table-cell>
          <table:table-cell office:value-type="string">
            <text:p>0x0003</text:p>
          </table:table-cell>
          <table:table-cell office:value-type="string">
            <text:p>0x03</text:p>
          </table:table-cell>
          <table:table-cell office:value-type="string">
            <text:p>0x00c4</text:p>
          </table:table-cell>
          <table:table-cell office:value-type="string">
            <text:p>TYPE_PROTO_ID_ITEM</text:p>
          </table:table-cell>
          <table:table-cell office:value-type="string">
            <text:p>0xc4</text:p>
          </table:table-cell>
          <table:table-cell office:value-type="string">
            <text:p>proto_ids_off</text:p>
          </table:table-cell>
        </table:table-row>
        <table:table-row table:style-name="ro4">
          <table:table-cell table:number-columns-repeated="10"/>
          <table:table-cell office:value-type="float" office:value="5">
            <text:p>5</text:p>
          </table:table-cell>
          <table:table-cell office:value-type="string">
            <text:p>0x0278</text:p>
          </table:table-cell>
          <table:table-cell office:value-type="string">
            <text:p>0x0004</text:p>
          </table:table-cell>
          <table:table-cell office:value-type="string">
            <text:p>0x01</text:p>
          </table:table-cell>
          <table:table-cell office:value-type="string">
            <text:p>0x00e8</text:p>
          </table:table-cell>
          <table:table-cell office:value-type="string">
            <text:p>TYPE_FIELD_ID_ITEM</text:p>
          </table:table-cell>
          <table:table-cell office:value-type="string">
            <text:p>0xe8</text:p>
          </table:table-cell>
          <table:table-cell office:value-type="string">
            <text:p>field_ids_off</text:p>
          </table:table-cell>
        </table:table-row>
        <table:table-row table:style-name="ro3">
          <table:table-cell table:number-columns-repeated="10"/>
          <table:table-cell office:value-type="float" office:value="6">
            <text:p>6</text:p>
          </table:table-cell>
          <table:table-cell office:value-type="string">
            <text:p>0x0284</text:p>
          </table:table-cell>
          <table:table-cell office:value-type="string">
            <text:p>0x0005</text:p>
          </table:table-cell>
          <table:table-cell office:value-type="string">
            <text:p>0x0004</text:p>
          </table:table-cell>
          <table:table-cell office:value-type="string">
            <text:p>0x00f0</text:p>
          </table:table-cell>
          <table:table-cell office:value-type="string">
            <text:p>TYPE_METHOD_ID_ITEM</text:p>
          </table:table-cell>
          <table:table-cell office:value-type="string">
            <text:p>0xf0</text:p>
          </table:table-cell>
          <table:table-cell office:value-type="string">
            <text:p>method_ids_off</text:p>
          </table:table-cell>
        </table:table-row>
        <table:table-row table:style-name="ro3">
          <table:table-cell table:number-columns-repeated="10"/>
          <table:table-cell office:value-type="float" office:value="7">
            <text:p>7</text:p>
          </table:table-cell>
          <table:table-cell office:value-type="string">
            <text:p>0x0290</text:p>
          </table:table-cell>
          <table:table-cell office:value-type="string">
            <text:p>0x0006</text:p>
          </table:table-cell>
          <table:table-cell office:value-type="string">
            <text:p>0x0001</text:p>
          </table:table-cell>
          <table:table-cell office:value-type="string">
            <text:p>0x0110</text:p>
          </table:table-cell>
          <table:table-cell office:value-type="string">
            <text:p>TYPE_CLASS_DEF_ITEM</text:p>
          </table:table-cell>
          <table:table-cell office:value-type="string">
            <text:p>0x0110</text:p>
          </table:table-cell>
          <table:table-cell office:value-type="string">
            <text:p>class_defs_off</text:p>
          </table:table-cell>
        </table:table-row>
        <table:table-row table:style-name="ro3">
          <table:table-cell table:number-columns-repeated="10"/>
          <table:table-cell office:value-type="float" office:value="8">
            <text:p>8</text:p>
          </table:table-cell>
          <table:table-cell office:value-type="string">
            <text:p>0x029C</text:p>
          </table:table-cell>
          <table:table-cell office:value-type="string">
            <text:p>0x2001</text:p>
          </table:table-cell>
          <table:table-cell office:value-type="string">
            <text:p>0x0002</text:p>
          </table:table-cell>
          <table:table-cell office:value-type="string">
            <text:p>0x0130</text:p>
          </table:table-cell>
          <table:table-cell office:value-type="string">
            <text:p>TYPE_CODE_ITEM</text:p>
          </table:table-cell>
          <table:table-cell office:value-type="string">
            <text:p>0x0130</text:p>
          </table:table-cell>
          <table:table-cell office:value-type="string">
            <text:p>data_off</text:p>
          </table:table-cell>
        </table:table-row>
        <table:table-row table:style-name="ro3">
          <table:table-cell table:number-columns-repeated="10"/>
          <table:table-cell office:value-type="float" office:value="9">
            <text:p>9</text:p>
          </table:table-cell>
          <table:table-cell office:value-type="string">
            <text:p>0x02A8</text:p>
          </table:table-cell>
          <table:table-cell office:value-type="string">
            <text:p>0x1001</text:p>
          </table:table-cell>
          <table:table-cell office:value-type="string">
            <text:p>0x0002</text:p>
          </table:table-cell>
          <table:table-cell office:value-type="string">
            <text:p>0x0168</text:p>
          </table:table-cell>
          <table:table-cell office:value-type="string">
            <text:p>TYPE_TYPE_LIST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float" office:value="10">
            <text:p>10</text:p>
          </table:table-cell>
          <table:table-cell office:value-type="string">
            <text:p>0x02B4</text:p>
          </table:table-cell>
          <table:table-cell office:value-type="string">
            <text:p>0x2002</text:p>
          </table:table-cell>
          <table:table-cell office:value-type="string">
            <text:p>0x000e</text:p>
          </table:table-cell>
          <table:table-cell office:value-type="string">
            <text:p>0x0176</text:p>
          </table:table-cell>
          <table:table-cell office:value-type="string">
            <text:p>TYPE_STRING_DATA_ITEM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float" office:value="11">
            <text:p>11</text:p>
          </table:table-cell>
          <table:table-cell office:value-type="string">
            <text:p>0x02C0</text:p>
          </table:table-cell>
          <table:table-cell office:value-type="string">
            <text:p>0x2003</text:p>
          </table:table-cell>
          <table:table-cell office:value-type="string">
            <text:p>0x0002</text:p>
          </table:table-cell>
          <table:table-cell office:value-type="string">
            <text:p>0x0228</text:p>
          </table:table-cell>
          <table:table-cell office:value-type="string">
            <text:p>TYPE_DEBUG_INFO_ITEM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12">
            <text:p>12</text:p>
          </table:table-cell>
          <table:table-cell office:value-type="string">
            <text:p>0x02CC</text:p>
          </table:table-cell>
          <table:table-cell office:value-type="string">
            <text:p>0x2000</text:p>
          </table:table-cell>
          <table:table-cell office:value-type="string">
            <text:p>0x0001</text:p>
          </table:table-cell>
          <table:table-cell office:value-type="string">
            <text:p>0x0234</text:p>
          </table:table-cell>
          <table:table-cell office:value-type="string">
            <text:p>TYPE_CLASS_DATA_ITEM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13">
            <text:p>13</text:p>
          </table:table-cell>
          <table:table-cell office:value-type="string">
            <text:p>0x02d8</text:p>
          </table:table-cell>
          <table:table-cell office:value-type="string">
            <text:p>0x1000</text:p>
          </table:table-cell>
          <table:table-cell office:value-type="string">
            <text:p>0x0001</text:p>
          </table:table-cell>
          <table:table-cell office:value-type="string">
            <text:p>0x0244</text:p>
          </table:table-cell>
          <table:table-cell office:value-type="string">
            <text:p>TYPE_MAP_LIST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4" number:grouping="true"/>
      <number:text> </number:text>
    </number:number-style>
    <number:number-style style:name="N122">
      <number:text>(</number:text>
      <number:number number:decimal-places="0" number:min-integer-digits="4" number:grouping="true"/>
      <number:text>)</number:text>
      <style:map style:condition="value()&gt;=0" style:apply-style-name="N122P0"/>
    </number:number-style>
    <number:number-style style:name="N123">
      <number:number number:decimal-places="0" number:min-integer-digits="4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7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table table:name="others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2">
          <table:table-cell table:style-name="ce3" office:value-type="string" table:number-columns-spanned="16" table:number-rows-spanned="1">
            <text:p>a two-byte LEB128 value</text:p>
          </table:table-cell>
          <table:covered-table-cell table:style-name="ce3"/>
          <table:covered-table-cell table:number-columns-repeated="14" table:style-name="ce4"/>
        </table:table-row>
        <table:table-row table:style-name="ro2">
          <table:table-cell table:style-name="ce3" office:value-type="string" table:number-columns-spanned="8" table:number-rows-spanned="1">
            <text:p>First byte</text:p>
          </table:table-cell>
          <table:covered-table-cell table:number-columns-repeated="7" table:style-name="ce4"/>
          <table:table-cell table:style-name="ce3" office:value-type="string" table:number-columns-spanned="8" table:number-rows-spanned="1">
            <text:p>Second byte</text:p>
          </table:table-cell>
          <table:covered-table-cell table:number-columns-repeated="7" table:style-name="ce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bit6</text:p>
          </table:table-cell>
          <table:table-cell table:style-name="ce4" office:value-type="string">
            <text:p>bit5</text:p>
          </table:table-cell>
          <table:table-cell table:style-name="ce4" office:value-type="string">
            <text:p>bit4</text:p>
          </table:table-cell>
          <table:table-cell table:style-name="ce4" office:value-type="string">
            <text:p>bit3</text:p>
          </table:table-cell>
          <table:table-cell table:style-name="ce4" office:value-type="string">
            <text:p>bit2</text:p>
          </table:table-cell>
          <table:table-cell table:style-name="ce4" office:value-type="string">
            <text:p>bit1</text:p>
          </table:table-cell>
          <table:table-cell table:style-name="ce4" office:value-type="string">
            <text:p>bit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bit13</text:p>
          </table:table-cell>
          <table:table-cell table:style-name="ce4" office:value-type="string">
            <text:p>bit12</text:p>
          </table:table-cell>
          <table:table-cell table:style-name="ce4" office:value-type="string">
            <text:p>bit11</text:p>
          </table:table-cell>
          <table:table-cell table:style-name="ce4" office:value-type="string">
            <text:p>bit10</text:p>
          </table:table-cell>
          <table:table-cell table:style-name="ce4" office:value-type="string">
            <text:p>bit9</text:p>
          </table:table-cell>
          <table:table-cell table:style-name="ce4" office:value-type="string">
            <text:p>bit8</text:p>
          </table:table-cell>
          <table:table-cell table:style-name="ce4" office:value-type="string">
            <text:p>bit7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4" number:grouping="true"/>
      <number:text> </number:text>
    </number:number-style>
    <number:number-style style:name="N122">
      <number:text>(</number:text>
      <number:number number:decimal-places="0" number:min-integer-digits="4" number:grouping="true"/>
      <number:text>)</number:text>
      <style:map style:condition="value()&gt;=0" style:apply-style-name="N122P0"/>
    </number:number-style>
    <number:number-style style:name="N123">
      <number:number number:decimal-places="0" number:min-integer-digits="4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1.7827in"/>
    </style:style>
    <style:style style:name="co4" style:family="table-column">
      <style:table-column-properties fo:break-before="auto" style:column-width="1.4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Sheet3" table:style-name="ta1">
        <table:table-column table:style-name="co1" table:default-cell-style-name="ce2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row table:style-name="ro1" table:number-rows-repeated="3">
          <table:table-cell table:style-name="Default" table:number-columns-repeated="5"/>
        </table:table-row>
        <table:table-row table:style-name="ro2">
          <table:table-cell table:style-name="ce1" office:value-type="string">
            <text:p>index</text:p>
          </table:table-cell>
          <table:table-cell table:style-name="ce1" office:value-type="string">
            <text:p>string_data_off</text:p>
          </table:table-cell>
          <table:table-cell table:style-name="ce1" office:value-type="string">
            <text:p>utf16_size</text:p>
          </table:table-cell>
          <table:table-cell table:style-name="ce1" office:value-type="string">
            <text:p>ubyte</text:p>
          </table:table-cell>
          <table:table-cell table:style-name="ce1" office:value-type="string">
            <text:p>string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0x0176</text:p>
          </table:table-cell>
          <table:table-cell office:value-type="string">
            <text:p>0x06</text:p>
          </table:table-cell>
          <table:table-cell office:value-type="string">
            <text:p>0x3c 69 6e 69 74 3e 00</text:p>
          </table:table-cell>
          <table:table-cell office:value-type="string">
            <text:p>&lt;init&gt;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0x017e</text:p>
          </table:table-cell>
          <table:table-cell office:value-type="string">
            <text:p>0x10</text:p>
          </table:table-cell>
          <table:table-cell office:value-type="string">
            <text:p>0x48 65 6c 6c 6f 2c 20 41 </text:p>
            <text:p>6e 64 72 6f 69 64 21 0a </text:p>
            <text:p>00</text:p>
          </table:table-cell>
          <table:table-cell office:value-type="string">
            <text:p>Hello, Android!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0x0190</text:p>
          </table:table-cell>
          <table:table-cell office:value-type="string">
            <text:p>0x0a</text:p>
          </table:table-cell>
          <table:table-cell office:value-type="string">
            <text:p>0x48 65 6c 6c 6f 2e 6a 61</text:p>
            <text:p><text:s/>76 61 00</text:p>
          </table:table-cell>
          <table:table-cell office:value-type="string">
            <text:p>Hello.java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0x019c</text:p>
          </table:table-cell>
          <table:table-cell office:value-type="string">
            <text:p>0x07</text:p>
          </table:table-cell>
          <table:table-cell office:value-type="string">
            <text:p>0x4c 48 65 6c 6c 6f 3b 00</text:p>
          </table:table-cell>
          <table:table-cell office:value-type="string">
            <text:p>LHello;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0x01a5</text:p>
          </table:table-cell>
          <table:table-cell office:value-type="string">
            <text:p>0x15</text:p>
          </table:table-cell>
          <table:table-cell office:value-type="string">
            <text:p>0x4c 6a 61 76 61 2f 69 6f</text:p>
            <text:p><text:s/>2f 50 72 69 6e 74 53 74</text:p>
            <text:p><text:s/>72 65 61 6d 3b 00</text:p>
          </table:table-cell>
          <table:table-cell office:value-type="string">
            <text:p>Ljava/io/PrintStream;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0x01bc</text:p>
          </table:table-cell>
          <table:table-cell office:value-type="string">
            <text:p>0x12</text:p>
          </table:table-cell>
          <table:table-cell office:value-type="string">
            <text:p>0x4c 6a 61 76 61 2f 6c 61</text:p>
            <text:p><text:s/>6e 67 2f 4f 62 6a 65 63</text:p>
            <text:p><text:s/>74 3b 00</text:p>
          </table:table-cell>
          <table:table-cell office:value-type="string">
            <text:p>Ljava/lang/Object;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0x01d0</text:p>
          </table:table-cell>
          <table:table-cell office:value-type="string">
            <text:p>0x12</text:p>
          </table:table-cell>
          <table:table-cell office:value-type="string">
            <text:p>0x4c 62 61 76 61 2f 6c 61</text:p>
            <text:p><text:s/>6e 67 2f 53 74 72 69 6e</text:p>
            <text:p><text:s/>67 3b 00</text:p>
          </table:table-cell>
          <table:table-cell office:value-type="string">
            <text:p>Ljava/lang/String;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0x01e4</text:p>
          </table:table-cell>
          <table:table-cell office:value-type="string">
            <text:p>0x12</text:p>
          </table:table-cell>
          <table:table-cell office:value-type="string">
            <text:p>0x4c 6a 61 76 61 2f 6c 61</text:p>
            <text:p><text:s/>6e 67 2f 53 79 73 74 65</text:p>
            <text:p><text:s/>6d 3b 00</text:p>
          </table:table-cell>
          <table:table-cell office:value-type="string">
            <text:p>Ljava/lang/System;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0x01f8</text:p>
          </table:table-cell>
          <table:table-cell office:value-type="string">
            <text:p>0x01</text:p>
          </table:table-cell>
          <table:table-cell office:value-type="string">
            <text:p>0x56 00</text:p>
          </table:table-cell>
          <table:table-cell office:value-type="string">
            <text:p>V</text:p>
          </table:table-cell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0x01fb</text:p>
          </table:table-cell>
          <table:table-cell office:value-type="string">
            <text:p>0x02</text:p>
          </table:table-cell>
          <table:table-cell office:value-type="string">
            <text:p>0x56 4c 00</text:p>
          </table:table-cell>
          <table:table-cell office:value-type="string">
            <text:p>VL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0x01ff</text:p>
          </table:table-cell>
          <table:table-cell office:value-type="string">
            <text:p>0x13</text:p>
          </table:table-cell>
          <table:table-cell office:value-type="string">
            <text:p>0x5b 4c 6a 61 76 61 2f 6c</text:p>
            <text:p><text:s/>61 6e 67 2f 53 74 72 69</text:p>
            <text:p><text:s/>6e 67 3b 00</text:p>
          </table:table-cell>
          <table:table-cell office:value-type="string">
            <text:p>[Ljava/lang/String;</text:p>
          </table:table-cell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0x0214</text:p>
          </table:table-cell>
          <table:table-cell office:value-type="string">
            <text:p>0x04</text:p>
          </table:table-cell>
          <table:table-cell office:value-type="string">
            <text:p>0x6d 61 69 6e 00</text:p>
          </table:table-cell>
          <table:table-cell office:value-type="string">
            <text:p>main</text:p>
          </table:table-cell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0x021a</text:p>
          </table:table-cell>
          <table:table-cell office:value-type="string">
            <text:p>0x03</text:p>
          </table:table-cell>
          <table:table-cell office:value-type="string">
            <text:p>0x6f 75 74 00</text:p>
          </table:table-cell>
          <table:table-cell office:value-type="string">
            <text:p>ou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0x021f</text:p>
          </table:table-cell>
          <table:table-cell office:value-type="string">
            <text:p>0x07</text:p>
          </table:table-cell>
          <table:table-cell office:value-type="string">
            <text:p>0x70 72 69 6e 74 6c 6e 00</text:p>
          </table:table-cell>
          <table:table-cell office:value-type="string">
            <text:p>println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4" number:grouping="true"/>
      <number:text> </number:text>
    </number:number-style>
    <number:number-style style:name="N122">
      <number:text>(</number:text>
      <number:number number:decimal-places="0" number:min-integer-digits="4" number:grouping="true"/>
      <number:text>)</number:text>
      <style:map style:condition="value()&gt;=0" style:apply-style-name="N122P0"/>
    </number:number-style>
    <number:number-style style:name="N123">
      <number:number number:decimal-places="0" number:min-integer-digits="4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table table:name="type_ids" table:style-name="ta1">
        <table:table-column table:style-name="co1" table:default-cell-style-name="ce5"/>
        <table:table-column table:style-name="co1" table:default-cell-style-name="ce6"/>
        <table:table-column table:style-name="co2" table:default-cell-style-name="ce6"/>
        <table:table-row table:style-name="ro1" table:number-rows-repeated="3">
          <table:table-cell table:style-name="Default" table:number-columns-repeated="3"/>
        </table:table-row>
        <table:table-row table:style-name="ro2">
          <table:table-cell table:style-name="ce4" office:value-type="string">
            <text:p>index</text:p>
          </table:table-cell>
          <table:table-cell table:style-name="ce4" office:value-type="string">
            <text:p>value</text:p>
          </table:table-cell>
          <table:table-cell table:style-name="ce4" office:value-type="string">
            <text:p>the String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0x03</text:p>
          </table:table-cell>
          <table:table-cell office:value-type="string">
            <text:p>LHello;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0x04</text:p>
          </table:table-cell>
          <table:table-cell office:value-type="string">
            <text:p>Ljava/io/PrintStream;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0x05</text:p>
          </table:table-cell>
          <table:table-cell office:value-type="string">
            <text:p>Ljava/lang/Object;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0x06</text:p>
          </table:table-cell>
          <table:table-cell office:value-type="string">
            <text:p>Ljava/lang/String;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0x07</text:p>
          </table:table-cell>
          <table:table-cell office:value-type="string">
            <text:p>Ljava/lang/System;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x08</text:p>
          </table:table-cell>
          <table:table-cell office:value-type="string">
            <text:p>V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0x0a</text:p>
          </table:table-cell>
          <table:table-cell office:value-type="string">
            <text:p>[Ljava/lang/String;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4" number:grouping="true"/>
      <number:text> </number:text>
    </number:number-style>
    <number:number-style style:name="N122">
      <number:text>(</number:text>
      <number:number number:decimal-places="0" number:min-integer-digits="4" number:grouping="true"/>
      <number:text>)</number:text>
      <style:map style:condition="value()&gt;=0" style:apply-style-name="N122P0"/>
    </number:number-style>
    <number:number-style style:name="N123">
      <number:number number:decimal-places="0" number:min-integer-digits="4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1.24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table table:name="proto_ids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 table:number-rows-repeated="3">
          <table:table-cell table:style-name="Default" table:number-columns-repeated="4"/>
        </table:table-row>
        <table:table-row table:style-name="ro2">
          <table:table-cell office:value-type="string">
            <text:p>index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</table:table-row>
        <table:table-row table:style-name="ro3">
          <table:table-cell office:value-type="string">
            <text:p>shorty_idx</text:p>
          </table:table-cell>
          <table:table-cell office:value-type="string">
            <text:p>0x08</text:p>
          </table:table-cell>
          <table:table-cell table:number-columns-repeated="2" office:value-type="string">
            <text:p>0x09</text:p>
          </table:table-cell>
        </table:table-row>
        <table:table-row table:style-name="ro3">
          <table:table-cell office:value-type="string">
            <text:p>return_type_idx</text:p>
          </table:table-cell>
          <table:table-cell table:number-columns-repeated="3" office:value-type="string">
            <text:p>0x05</text:p>
          </table:table-cell>
        </table:table-row>
        <table:table-row table:style-name="ro3">
          <table:table-cell office:value-type="string">
            <text:p>param_idx</text:p>
          </table:table-cell>
          <table:table-cell office:value-type="string">
            <text:p>0x00</text:p>
          </table:table-cell>
          <table:table-cell office:value-type="string">
            <text:p>0x0168</text:p>
          </table:table-cell>
          <table:table-cell office:value-type="string">
            <text:p>0x0170</text:p>
          </table:table-cell>
        </table:table-row>
        <table:table-row table:style-name="ro2">
          <table:table-cell office:value-type="string">
            <text:p>shorty string</text:p>
          </table:table-cell>
          <table:table-cell table:number-columns-repeated="2" office:value-type="string">
            <text:p>V</text:p>
          </table:table-cell>
          <table:table-cell office:value-type="string">
            <text:p>VL</text:p>
          </table:table-cell>
        </table:table-row>
        <table:table-row table:style-name="ro2">
          <table:table-cell office:value-type="string">
            <text:p>return string</text:p>
          </table:table-cell>
          <table:table-cell table:number-columns-repeated="3" office:value-type="string">
            <text:p>V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office:value-type="string">
            <text:p>type_list-&gt;size</text:p>
          </table:table-cell>
          <table:table-cell office:value-type="string">
            <text:p>0x00</text:p>
          </table:table-cell>
          <table:table-cell table:number-columns-repeated="2" office:value-type="string">
            <text:p>0x01</text:p>
          </table:table-cell>
        </table:table-row>
        <table:table-row table:style-name="ro3">
          <table:table-cell office:value-type="string">
            <text:p>type_list-&gt;type_idx[0]</text:p>
          </table:table-cell>
          <table:table-cell/>
          <table:table-cell office:value-type="string">
            <text:p>0x03</text:p>
          </table:table-cell>
          <table:table-cell office:value-type="string">
            <text:p>0x06</text:p>
          </table:table-cell>
        </table:table-row>
        <table:table-row table:style-name="ro3">
          <table:table-cell office:value-type="string">
            <text:p>type_idx[0] <text:s/>string</text:p>
          </table:table-cell>
          <table:table-cell/>
          <table:table-cell office:value-type="string">
            <text:p>Ljava/lang/String;</text:p>
          </table:table-cell>
          <table:table-cell office:value-type="string">
            <text:p>[Ljava/lang/String;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4" number:grouping="true"/>
      <number:text> </number:text>
    </number:number-style>
    <number:number-style style:name="N122">
      <number:text>(</number:text>
      <number:number number:decimal-places="0" number:min-integer-digits="4" number:grouping="true"/>
      <number:text>)</number:text>
      <style:map style:condition="value()&gt;=0" style:apply-style-name="N122P0"/>
    </number:number-style>
    <number:number-style style:name="N123">
      <number:number number:decimal-places="0" number:min-integer-digits="4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table table:name="field_ids" table:style-name="ta1">
        <table:table-column table:style-name="co1" table:default-cell-style-name="ce4"/>
        <table:table-column table:style-name="co2" table:default-cell-style-name="ce6"/>
        <table:table-row table:style-name="ro1" table:number-rows-repeated="4">
          <table:table-cell table:style-name="Default" table:number-columns-repeated="2"/>
        </table:table-row>
        <table:table-row table:style-name="ro2">
          <table:table-cell office:value-type="string">
            <text:p>index</text:p>
          </table:table-cell>
          <table:table-cell table:style-name="ce5" office:value-type="float" office:value="0">
            <text:p>0</text:p>
          </table:table-cell>
        </table:table-row>
        <table:table-row table:style-name="ro3">
          <table:table-cell office:value-type="string">
            <text:p>class_idx</text:p>
          </table:table-cell>
          <table:table-cell office:value-type="string">
            <text:p>0x04</text:p>
          </table:table-cell>
        </table:table-row>
        <table:table-row table:style-name="ro3">
          <table:table-cell office:value-type="string">
            <text:p>type_idx</text:p>
          </table:table-cell>
          <table:table-cell office:value-type="string">
            <text:p>0x01</text:p>
          </table:table-cell>
        </table:table-row>
        <table:table-row table:style-name="ro3">
          <table:table-cell office:value-type="string">
            <text:p>name_idx</text:p>
          </table:table-cell>
          <table:table-cell office:value-type="string">
            <text:p>0x0c</text:p>
          </table:table-cell>
        </table:table-row>
        <table:table-row table:style-name="ro3">
          <table:table-cell office:value-type="string">
            <text:p>class string</text:p>
          </table:table-cell>
          <table:table-cell office:value-type="string">
            <text:p>Ljava/lang/System;</text:p>
          </table:table-cell>
        </table:table-row>
        <table:table-row table:style-name="ro3">
          <table:table-cell office:value-type="string">
            <text:p>type string</text:p>
          </table:table-cell>
          <table:table-cell office:value-type="string">
            <text:p>Ljava/io/PrintStream;</text:p>
          </table:table-cell>
        </table:table-row>
        <table:table-row table:style-name="ro2">
          <table:table-cell office:value-type="string">
            <text:p>name string</text:p>
          </table:table-cell>
          <table:table-cell office:value-type="string">
            <text:p>out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4" number:grouping="true"/>
      <number:text> </number:text>
    </number:number-style>
    <number:number-style style:name="N122">
      <number:text>(</number:text>
      <number:number number:decimal-places="0" number:min-integer-digits="4" number:grouping="true"/>
      <number:text>)</number:text>
      <style:map style:condition="value()&gt;=0" style:apply-style-name="N122P0"/>
    </number:number-style>
    <number:number-style style:name="N123">
      <number:number number:decimal-places="0" number:min-integer-digits="4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